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oc_TITAN V_CUDA_100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CUDA</text:p>
          </table:table-cell>
          <table:table-cell office:value-type="string" calcext:value-type="string">
            <text:p>Ouroboros</text:p>
          </table:table-cell>
          <table:table-cell office:value-type="string" calcext:value-type="string">
            <text:p>ScatterAlloc</text:p>
          </table:table-cell>
          <table:table-cell office:value-type="string" calcext:value-type="string">
            <text:p>Hallo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4171" calcext:value-type="float">
            <text:p>1.44171</text:p>
          </table:table-cell>
          <table:table-cell office:value-type="float" office:value="0.025129" calcext:value-type="float">
            <text:p>0.025129</text:p>
          </table:table-cell>
          <table:table-cell office:value-type="float" office:value="0.00663424" calcext:value-type="float">
            <text:p>0.00663424</text:p>
          </table:table-cell>
          <table:table-cell office:value-type="float" office:value="0.0312486" calcext:value-type="float">
            <text:p>0.0312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142" calcext:value-type="float">
            <text:p>1.28142</text:p>
          </table:table-cell>
          <table:table-cell office:value-type="float" office:value="0.0232806" calcext:value-type="float">
            <text:p>0.0232806</text:p>
          </table:table-cell>
          <table:table-cell office:value-type="float" office:value="0.00658816" calcext:value-type="float">
            <text:p>0.00658816</text:p>
          </table:table-cell>
          <table:table-cell office:value-type="float" office:value="0.0278157" calcext:value-type="float">
            <text:p>0.0278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945" calcext:value-type="float">
            <text:p>1.29945</text:p>
          </table:table-cell>
          <table:table-cell office:value-type="float" office:value="0.0229721" calcext:value-type="float">
            <text:p>0.0229721</text:p>
          </table:table-cell>
          <table:table-cell office:value-type="float" office:value="0.00666496" calcext:value-type="float">
            <text:p>0.00666496</text:p>
          </table:table-cell>
          <table:table-cell office:value-type="float" office:value="0.0278246" calcext:value-type="float">
            <text:p>0.02782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106" calcext:value-type="float">
            <text:p>1.33106</text:p>
          </table:table-cell>
          <table:table-cell office:value-type="float" office:value="0.0227597" calcext:value-type="float">
            <text:p>0.0227597</text:p>
          </table:table-cell>
          <table:table-cell office:value-type="float" office:value="0.00733056" calcext:value-type="float">
            <text:p>0.00733056</text:p>
          </table:table-cell>
          <table:table-cell office:value-type="float" office:value="0.0274355" calcext:value-type="float">
            <text:p>0.02743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162" calcext:value-type="float">
            <text:p>1.3162</text:p>
          </table:table-cell>
          <table:table-cell office:value-type="float" office:value="0.0210291" calcext:value-type="float">
            <text:p>0.0210291</text:p>
          </table:table-cell>
          <table:table-cell office:value-type="float" office:value="0.00651264" calcext:value-type="float">
            <text:p>0.00651264</text:p>
          </table:table-cell>
          <table:table-cell office:value-type="float" office:value="0.0277965" calcext:value-type="float">
            <text:p>0.02779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195" calcext:value-type="float">
            <text:p>1.3195</text:p>
          </table:table-cell>
          <table:table-cell office:value-type="float" office:value="0.0216922" calcext:value-type="float">
            <text:p>0.0216922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266176" calcext:value-type="float">
            <text:p>0.02661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8066" calcext:value-type="float">
            <text:p>1.28066</text:p>
          </table:table-cell>
          <table:table-cell office:value-type="float" office:value="0.0211546" calcext:value-type="float">
            <text:p>0.0211546</text:p>
          </table:table-cell>
          <table:table-cell office:value-type="float" office:value="0.00665216" calcext:value-type="float">
            <text:p>0.00665216</text:p>
          </table:table-cell>
          <table:table-cell office:value-type="float" office:value="0.0294745" calcext:value-type="float">
            <text:p>0.02947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8458" calcext:value-type="float">
            <text:p>1.28458</text:p>
          </table:table-cell>
          <table:table-cell office:value-type="float" office:value="0.0210752" calcext:value-type="float">
            <text:p>0.0210752</text:p>
          </table:table-cell>
          <table:table-cell office:value-type="float" office:value="0.00654848" calcext:value-type="float">
            <text:p>0.00654848</text:p>
          </table:table-cell>
          <table:table-cell office:value-type="float" office:value="0.0267405" calcext:value-type="float">
            <text:p>0.02674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2991" calcext:value-type="float">
            <text:p>1.2991</text:p>
          </table:table-cell>
          <table:table-cell office:value-type="float" office:value="0.0191501" calcext:value-type="float">
            <text:p>0.0191501</text:p>
          </table:table-cell>
          <table:table-cell office:value-type="float" office:value="0.00662016" calcext:value-type="float">
            <text:p>0.00662016</text:p>
          </table:table-cell>
          <table:table-cell office:value-type="float" office:value="0.0266598" calcext:value-type="float">
            <text:p>0.02665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8311" calcext:value-type="float">
            <text:p>1.28311</text:p>
          </table:table-cell>
          <table:table-cell office:value-type="float" office:value="0.0188378" calcext:value-type="float">
            <text:p>0.0188378</text:p>
          </table:table-cell>
          <table:table-cell office:value-type="float" office:value="0.00671104" calcext:value-type="float">
            <text:p>0.00671104</text:p>
          </table:table-cell>
          <table:table-cell office:value-type="float" office:value="0.0270438" calcext:value-type="float">
            <text:p>0.02704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8769" calcext:value-type="float">
            <text:p>1.28769</text:p>
          </table:table-cell>
          <table:table-cell office:value-type="float" office:value="0.0189018" calcext:value-type="float">
            <text:p>0.0189018</text:p>
          </table:table-cell>
          <table:table-cell office:value-type="float" office:value="0.00670464" calcext:value-type="float">
            <text:p>0.00670464</text:p>
          </table:table-cell>
          <table:table-cell office:value-type="float" office:value="0.0268659" calcext:value-type="float">
            <text:p>0.02686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9478" calcext:value-type="float">
            <text:p>1.29478</text:p>
          </table:table-cell>
          <table:table-cell office:value-type="float" office:value="0.0189478" calcext:value-type="float">
            <text:p>0.0189478</text:p>
          </table:table-cell>
          <table:table-cell office:value-type="float" office:value="0.00691584" calcext:value-type="float">
            <text:p>0.00691584</text:p>
          </table:table-cell>
          <table:table-cell office:value-type="float" office:value="0.0267085" calcext:value-type="float">
            <text:p>0.02670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814" calcext:value-type="float">
            <text:p>1.2814</text:p>
          </table:table-cell>
          <table:table-cell office:value-type="float" office:value="0.0190297" calcext:value-type="float">
            <text:p>0.0190297</text:p>
          </table:table-cell>
          <table:table-cell office:value-type="float" office:value="0.0068864" calcext:value-type="float">
            <text:p>0.0068864</text:p>
          </table:table-cell>
          <table:table-cell office:value-type="float" office:value="0.0267379" calcext:value-type="float">
            <text:p>0.02673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29189" calcext:value-type="float">
            <text:p>1.29189</text:p>
          </table:table-cell>
          <table:table-cell office:value-type="float" office:value="0.0193472" calcext:value-type="float">
            <text:p>0.0193472</text:p>
          </table:table-cell>
          <table:table-cell office:value-type="float" office:value="0.00684416" calcext:value-type="float">
            <text:p>0.00684416</text:p>
          </table:table-cell>
          <table:table-cell office:value-type="float" office:value="0.0269414" calcext:value-type="float">
            <text:p>0.02694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4019" calcext:value-type="float">
            <text:p>1.34019</text:p>
          </table:table-cell>
          <table:table-cell office:value-type="float" office:value="0.0192269" calcext:value-type="float">
            <text:p>0.0192269</text:p>
          </table:table-cell>
          <table:table-cell office:value-type="float" office:value="0.00680704" calcext:value-type="float">
            <text:p>0.00680704</text:p>
          </table:table-cell>
          <table:table-cell office:value-type="float" office:value="0.0303834" calcext:value-type="float">
            <text:p>0.03038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914" calcext:value-type="float">
            <text:p>1.2914</text:p>
          </table:table-cell>
          <table:table-cell office:value-type="float" office:value="0.0189145" calcext:value-type="float">
            <text:p>0.0189145</text:p>
          </table:table-cell>
          <table:table-cell office:value-type="float" office:value="0.00740224" calcext:value-type="float">
            <text:p>0.00740224</text:p>
          </table:table-cell>
          <table:table-cell office:value-type="float" office:value="0.0267917" calcext:value-type="float">
            <text:p>0.02679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34077" calcext:value-type="float">
            <text:p>2.34077</text:p>
          </table:table-cell>
          <table:table-cell office:value-type="float" office:value="0.0189363" calcext:value-type="float">
            <text:p>0.0189363</text:p>
          </table:table-cell>
          <table:table-cell office:value-type="float" office:value="0.00684672" calcext:value-type="float">
            <text:p>0.00684672</text:p>
          </table:table-cell>
          <table:table-cell office:value-type="float" office:value="0.0280973" calcext:value-type="float">
            <text:p>0.02809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4461" calcext:value-type="float">
            <text:p>2.34461</text:p>
          </table:table-cell>
          <table:table-cell office:value-type="float" office:value="0.0190464" calcext:value-type="float">
            <text:p>0.0190464</text:p>
          </table:table-cell>
          <table:table-cell office:value-type="float" office:value="0.00691584" calcext:value-type="float">
            <text:p>0.00691584</text:p>
          </table:table-cell>
          <table:table-cell office:value-type="float" office:value="0.0323507" calcext:value-type="float">
            <text:p>0.03235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34081" calcext:value-type="float">
            <text:p>2.34081</text:p>
          </table:table-cell>
          <table:table-cell office:value-type="float" office:value="0.0191078" calcext:value-type="float">
            <text:p>0.0191078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271552" calcext:value-type="float">
            <text:p>0.02715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2529" calcext:value-type="float">
            <text:p>2.32529</text:p>
          </table:table-cell>
          <table:table-cell office:value-type="float" office:value="0.0191424" calcext:value-type="float">
            <text:p>0.0191424</text:p>
          </table:table-cell>
          <table:table-cell office:value-type="float" office:value="0.0067584" calcext:value-type="float">
            <text:p>0.0067584</text:p>
          </table:table-cell>
          <table:table-cell office:value-type="float" office:value="0.0269568" calcext:value-type="float">
            <text:p>0.02695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32886" calcext:value-type="float">
            <text:p>2.32886</text:p>
          </table:table-cell>
          <table:table-cell office:value-type="float" office:value="0.0190387" calcext:value-type="float">
            <text:p>0.0190387</text:p>
          </table:table-cell>
          <table:table-cell office:value-type="float" office:value="0.00682752" calcext:value-type="float">
            <text:p>0.00682752</text:p>
          </table:table-cell>
          <table:table-cell office:value-type="float" office:value="0.0285824" calcext:value-type="float">
            <text:p>0.02858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3379" calcext:value-type="float">
            <text:p>2.3379</text:p>
          </table:table-cell>
          <table:table-cell office:value-type="float" office:value="0.0188902" calcext:value-type="float">
            <text:p>0.0188902</text:p>
          </table:table-cell>
          <table:table-cell office:value-type="float" office:value="0.00710016" calcext:value-type="float">
            <text:p>0.00710016</text:p>
          </table:table-cell>
          <table:table-cell office:value-type="float" office:value="0.0276352" calcext:value-type="float">
            <text:p>0.02763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33768" calcext:value-type="float">
            <text:p>2.33768</text:p>
          </table:table-cell>
          <table:table-cell office:value-type="float" office:value="0.0192563" calcext:value-type="float">
            <text:p>0.0192563</text:p>
          </table:table-cell>
          <table:table-cell office:value-type="float" office:value="0.00699264" calcext:value-type="float">
            <text:p>0.00699264</text:p>
          </table:table-cell>
          <table:table-cell office:value-type="float" office:value="0.027447" calcext:value-type="float">
            <text:p>0.0274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32559" calcext:value-type="float">
            <text:p>2.32559</text:p>
          </table:table-cell>
          <table:table-cell office:value-type="float" office:value="0.019113" calcext:value-type="float">
            <text:p>0.019113</text:p>
          </table:table-cell>
          <table:table-cell office:value-type="float" office:value="0.00753152" calcext:value-type="float">
            <text:p>0.00753152</text:p>
          </table:table-cell>
          <table:table-cell office:value-type="float" office:value="0.0276237" calcext:value-type="float">
            <text:p>0.0276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525" calcext:value-type="float">
            <text:p>2.3525</text:p>
          </table:table-cell>
          <table:table-cell office:value-type="float" office:value="0.0190259" calcext:value-type="float">
            <text:p>0.0190259</text:p>
          </table:table-cell>
          <table:table-cell office:value-type="float" office:value="0.00694912" calcext:value-type="float">
            <text:p>0.00694912</text:p>
          </table:table-cell>
          <table:table-cell office:value-type="float" office:value="0.0266969" calcext:value-type="float">
            <text:p>0.02669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32418" calcext:value-type="float">
            <text:p>2.32418</text:p>
          </table:table-cell>
          <table:table-cell office:value-type="float" office:value="0.0193549" calcext:value-type="float">
            <text:p>0.0193549</text:p>
          </table:table-cell>
          <table:table-cell office:value-type="float" office:value="0.00680448" calcext:value-type="float">
            <text:p>0.00680448</text:p>
          </table:table-cell>
          <table:table-cell office:value-type="float" office:value="0.0273165" calcext:value-type="float">
            <text:p>0.02731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33757" calcext:value-type="float">
            <text:p>2.33757</text:p>
          </table:table-cell>
          <table:table-cell office:value-type="float" office:value="0.0192806" calcext:value-type="float">
            <text:p>0.0192806</text:p>
          </table:table-cell>
          <table:table-cell office:value-type="float" office:value="0.00687104" calcext:value-type="float">
            <text:p>0.00687104</text:p>
          </table:table-cell>
          <table:table-cell office:value-type="float" office:value="0.0271616" calcext:value-type="float">
            <text:p>0.02716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3571" calcext:value-type="float">
            <text:p>2.3571</text:p>
          </table:table-cell>
          <table:table-cell office:value-type="float" office:value="0.0187648" calcext:value-type="float">
            <text:p>0.0187648</text:p>
          </table:table-cell>
          <table:table-cell office:value-type="float" office:value="0.00692096" calcext:value-type="float">
            <text:p>0.00692096</text:p>
          </table:table-cell>
          <table:table-cell office:value-type="float" office:value="0.0402585" calcext:value-type="float">
            <text:p>0.04025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36259" calcext:value-type="float">
            <text:p>2.36259</text:p>
          </table:table-cell>
          <table:table-cell office:value-type="float" office:value="0.0189657" calcext:value-type="float">
            <text:p>0.0189657</text:p>
          </table:table-cell>
          <table:table-cell office:value-type="float" office:value="0.00713472" calcext:value-type="float">
            <text:p>0.00713472</text:p>
          </table:table-cell>
          <table:table-cell office:value-type="float" office:value="0.0349786" calcext:value-type="float">
            <text:p>0.03497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31379" calcext:value-type="float">
            <text:p>2.31379</text:p>
          </table:table-cell>
          <table:table-cell office:value-type="float" office:value="0.0190285" calcext:value-type="float">
            <text:p>0.0190285</text:p>
          </table:table-cell>
          <table:table-cell office:value-type="float" office:value="0.00708992" calcext:value-type="float">
            <text:p>0.00708992</text:p>
          </table:table-cell>
          <table:table-cell office:value-type="float" office:value="0.0273088" calcext:value-type="float">
            <text:p>0.02730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34668" calcext:value-type="float">
            <text:p>2.34668</text:p>
          </table:table-cell>
          <table:table-cell office:value-type="float" office:value="0.0190541" calcext:value-type="float">
            <text:p>0.0190541</text:p>
          </table:table-cell>
          <table:table-cell office:value-type="float" office:value="0.00747648" calcext:value-type="float">
            <text:p>0.00747648</text:p>
          </table:table-cell>
          <table:table-cell office:value-type="float" office:value="0.028663" calcext:value-type="float">
            <text:p>0.0286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35203" calcext:value-type="float">
            <text:p>2.35203</text:p>
          </table:table-cell>
          <table:table-cell office:value-type="float" office:value="0.0191987" calcext:value-type="float">
            <text:p>0.0191987</text:p>
          </table:table-cell>
          <table:table-cell office:value-type="float" office:value="0.00717184" calcext:value-type="float">
            <text:p>0.00717184</text:p>
          </table:table-cell>
          <table:table-cell office:value-type="float" office:value="0.0274445" calcext:value-type="float">
            <text:p>0.02744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34598" calcext:value-type="float">
            <text:p>2.34598</text:p>
          </table:table-cell>
          <table:table-cell office:value-type="float" office:value="0.0207744" calcext:value-type="float">
            <text:p>0.0207744</text:p>
          </table:table-cell>
          <table:table-cell office:value-type="float" office:value="0.00851584" calcext:value-type="float">
            <text:p>0.00851584</text:p>
          </table:table-cell>
          <table:table-cell office:value-type="float" office:value="0.0310298" calcext:value-type="float">
            <text:p>0.03102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33229" calcext:value-type="float">
            <text:p>2.33229</text:p>
          </table:table-cell>
          <table:table-cell office:value-type="float" office:value="0.0208358" calcext:value-type="float">
            <text:p>0.0208358</text:p>
          </table:table-cell>
          <table:table-cell office:value-type="float" office:value="0.00846208" calcext:value-type="float">
            <text:p>0.00846208</text:p>
          </table:table-cell>
          <table:table-cell office:value-type="float" office:value="0.0290752" calcext:value-type="float">
            <text:p>0.02907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32206" calcext:value-type="float">
            <text:p>2.32206</text:p>
          </table:table-cell>
          <table:table-cell office:value-type="float" office:value="0.0207155" calcext:value-type="float">
            <text:p>0.0207155</text:p>
          </table:table-cell>
          <table:table-cell office:value-type="float" office:value="0.00853888" calcext:value-type="float">
            <text:p>0.00853888</text:p>
          </table:table-cell>
          <table:table-cell office:value-type="float" office:value="0.0299558" calcext:value-type="float">
            <text:p>0.02995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33568" calcext:value-type="float">
            <text:p>2.33568</text:p>
          </table:table-cell>
          <table:table-cell office:value-type="float" office:value="0.0215795" calcext:value-type="float">
            <text:p>0.0215795</text:p>
          </table:table-cell>
          <table:table-cell office:value-type="float" office:value="0.00847616" calcext:value-type="float">
            <text:p>0.00847616</text:p>
          </table:table-cell>
          <table:table-cell office:value-type="float" office:value="0.0281753" calcext:value-type="float">
            <text:p>0.02817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6953" calcext:value-type="float">
            <text:p>3.6953</text:p>
          </table:table-cell>
          <table:table-cell office:value-type="float" office:value="0.0209741" calcext:value-type="float">
            <text:p>0.0209741</text:p>
          </table:table-cell>
          <table:table-cell office:value-type="float" office:value="0.00841344" calcext:value-type="float">
            <text:p>0.00841344</text:p>
          </table:table-cell>
          <table:table-cell office:value-type="float" office:value="0.0272601" calcext:value-type="float">
            <text:p>0.02726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67722" calcext:value-type="float">
            <text:p>3.67722</text:p>
          </table:table-cell>
          <table:table-cell office:value-type="float" office:value="0.0210419" calcext:value-type="float">
            <text:p>0.0210419</text:p>
          </table:table-cell>
          <table:table-cell office:value-type="float" office:value="0.00863232" calcext:value-type="float">
            <text:p>0.00863232</text:p>
          </table:table-cell>
          <table:table-cell office:value-type="float" office:value="0.0287757" calcext:value-type="float">
            <text:p>0.02877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67941" calcext:value-type="float">
            <text:p>3.67941</text:p>
          </table:table-cell>
          <table:table-cell office:value-type="float" office:value="0.020992" calcext:value-type="float">
            <text:p>0.020992</text:p>
          </table:table-cell>
          <table:table-cell office:value-type="float" office:value="0.00851456" calcext:value-type="float">
            <text:p>0.00851456</text:p>
          </table:table-cell>
          <table:table-cell office:value-type="float" office:value="0.0269056" calcext:value-type="float">
            <text:p>0.02690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66185" calcext:value-type="float">
            <text:p>3.66185</text:p>
          </table:table-cell>
          <table:table-cell office:value-type="float" office:value="0.0211405" calcext:value-type="float">
            <text:p>0.0211405</text:p>
          </table:table-cell>
          <table:table-cell office:value-type="float" office:value="0.00851712" calcext:value-type="float">
            <text:p>0.00851712</text:p>
          </table:table-cell>
          <table:table-cell office:value-type="float" office:value="0.0275059" calcext:value-type="float">
            <text:p>0.02750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66192" calcext:value-type="float">
            <text:p>3.66192</text:p>
          </table:table-cell>
          <table:table-cell office:value-type="float" office:value="0.0207718" calcext:value-type="float">
            <text:p>0.0207718</text:p>
          </table:table-cell>
          <table:table-cell office:value-type="float" office:value="0.00842752" calcext:value-type="float">
            <text:p>0.00842752</text:p>
          </table:table-cell>
          <table:table-cell office:value-type="float" office:value="0.0269849" calcext:value-type="float">
            <text:p>0.02698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68753" calcext:value-type="float">
            <text:p>3.68753</text:p>
          </table:table-cell>
          <table:table-cell office:value-type="float" office:value="0.0212569" calcext:value-type="float">
            <text:p>0.0212569</text:p>
          </table:table-cell>
          <table:table-cell office:value-type="float" office:value="0.00846336" calcext:value-type="float">
            <text:p>0.00846336</text:p>
          </table:table-cell>
          <table:table-cell office:value-type="float" office:value="0.0280422" calcext:value-type="float">
            <text:p>0.02804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69361" calcext:value-type="float">
            <text:p>3.69361</text:p>
          </table:table-cell>
          <table:table-cell office:value-type="float" office:value="0.0214861" calcext:value-type="float">
            <text:p>0.0214861</text:p>
          </table:table-cell>
          <table:table-cell office:value-type="float" office:value="0.00839296" calcext:value-type="float">
            <text:p>0.00839296</text:p>
          </table:table-cell>
          <table:table-cell office:value-type="float" office:value="0.0267289" calcext:value-type="float">
            <text:p>0.02672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68473" calcext:value-type="float">
            <text:p>3.68473</text:p>
          </table:table-cell>
          <table:table-cell office:value-type="float" office:value="0.0211597" calcext:value-type="float">
            <text:p>0.0211597</text:p>
          </table:table-cell>
          <table:table-cell office:value-type="float" office:value="0.00850944" calcext:value-type="float">
            <text:p>0.00850944</text:p>
          </table:table-cell>
          <table:table-cell office:value-type="float" office:value="0.026912" calcext:value-type="float">
            <text:p>0.026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66358" calcext:value-type="float">
            <text:p>3.66358</text:p>
          </table:table-cell>
          <table:table-cell office:value-type="float" office:value="0.0212032" calcext:value-type="float">
            <text:p>0.0212032</text:p>
          </table:table-cell>
          <table:table-cell office:value-type="float" office:value="0.00788736" calcext:value-type="float">
            <text:p>0.00788736</text:p>
          </table:table-cell>
          <table:table-cell office:value-type="float" office:value="0.0377613" calcext:value-type="float">
            <text:p>0.03776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71126" calcext:value-type="float">
            <text:p>3.71126</text:p>
          </table:table-cell>
          <table:table-cell office:value-type="float" office:value="0.0215936" calcext:value-type="float">
            <text:p>0.0215936</text:p>
          </table:table-cell>
          <table:table-cell office:value-type="float" office:value="0.00790272" calcext:value-type="float">
            <text:p>0.00790272</text:p>
          </table:table-cell>
          <table:table-cell office:value-type="float" office:value="0.0286157" calcext:value-type="float">
            <text:p>0.02861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68087" calcext:value-type="float">
            <text:p>3.68087</text:p>
          </table:table-cell>
          <table:table-cell office:value-type="float" office:value="0.0217472" calcext:value-type="float">
            <text:p>0.0217472</text:p>
          </table:table-cell>
          <table:table-cell office:value-type="float" office:value="0.00782208" calcext:value-type="float">
            <text:p>0.00782208</text:p>
          </table:table-cell>
          <table:table-cell office:value-type="float" office:value="0.0269491" calcext:value-type="float">
            <text:p>0.02694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70248" calcext:value-type="float">
            <text:p>3.70248</text:p>
          </table:table-cell>
          <table:table-cell office:value-type="float" office:value="0.0210253" calcext:value-type="float">
            <text:p>0.0210253</text:p>
          </table:table-cell>
          <table:table-cell office:value-type="float" office:value="0.00797568" calcext:value-type="float">
            <text:p>0.00797568</text:p>
          </table:table-cell>
          <table:table-cell office:value-type="float" office:value="0.0268211" calcext:value-type="float">
            <text:p>0.02682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66251" calcext:value-type="float">
            <text:p>3.66251</text:p>
          </table:table-cell>
          <table:table-cell office:value-type="float" office:value="0.0220122" calcext:value-type="float">
            <text:p>0.0220122</text:p>
          </table:table-cell>
          <table:table-cell office:value-type="float" office:value="0.00811648" calcext:value-type="float">
            <text:p>0.00811648</text:p>
          </table:table-cell>
          <table:table-cell office:value-type="float" office:value="0.0275251" calcext:value-type="float">
            <text:p>0.02752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72175" calcext:value-type="float">
            <text:p>3.72175</text:p>
          </table:table-cell>
          <table:table-cell office:value-type="float" office:value="0.0209843" calcext:value-type="float">
            <text:p>0.0209843</text:p>
          </table:table-cell>
          <table:table-cell office:value-type="float" office:value="0.0082688" calcext:value-type="float">
            <text:p>0.0082688</text:p>
          </table:table-cell>
          <table:table-cell office:value-type="float" office:value="0.0273651" calcext:value-type="float">
            <text:p>0.02736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68873" calcext:value-type="float">
            <text:p>3.68873</text:p>
          </table:table-cell>
          <table:table-cell office:value-type="float" office:value="0.0214323" calcext:value-type="float">
            <text:p>0.0214323</text:p>
          </table:table-cell>
          <table:table-cell office:value-type="float" office:value="0.00806656" calcext:value-type="float">
            <text:p>0.00806656</text:p>
          </table:table-cell>
          <table:table-cell office:value-type="float" office:value="0.0272819" calcext:value-type="float">
            <text:p>0.02728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70105" calcext:value-type="float">
            <text:p>3.70105</text:p>
          </table:table-cell>
          <table:table-cell office:value-type="float" office:value="0.0211328" calcext:value-type="float">
            <text:p>0.0211328</text:p>
          </table:table-cell>
          <table:table-cell office:value-type="float" office:value="0.00822656" calcext:value-type="float">
            <text:p>0.00822656</text:p>
          </table:table-cell>
          <table:table-cell office:value-type="float" office:value="0.0278067" calcext:value-type="float">
            <text:p>0.02780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70035" calcext:value-type="float">
            <text:p>3.70035</text:p>
          </table:table-cell>
          <table:table-cell office:value-type="float" office:value="0.0206118" calcext:value-type="float">
            <text:p>0.0206118</text:p>
          </table:table-cell>
          <table:table-cell office:value-type="float" office:value="0.00841088" calcext:value-type="float">
            <text:p>0.00841088</text:p>
          </table:table-cell>
          <table:table-cell office:value-type="float" office:value="0.0273421" calcext:value-type="float">
            <text:p>0.02734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72167" calcext:value-type="float">
            <text:p>3.72167</text:p>
          </table:table-cell>
          <table:table-cell office:value-type="float" office:value="0.0210086" calcext:value-type="float">
            <text:p>0.0210086</text:p>
          </table:table-cell>
          <table:table-cell office:value-type="float" office:value="0.00846336" calcext:value-type="float">
            <text:p>0.00846336</text:p>
          </table:table-cell>
          <table:table-cell office:value-type="float" office:value="0.0274406" calcext:value-type="float">
            <text:p>0.02744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66112" calcext:value-type="float">
            <text:p>3.66112</text:p>
          </table:table-cell>
          <table:table-cell office:value-type="float" office:value="0.020969" calcext:value-type="float">
            <text:p>0.020969</text:p>
          </table:table-cell>
          <table:table-cell office:value-type="float" office:value="0.00839424" calcext:value-type="float">
            <text:p>0.00839424</text:p>
          </table:table-cell>
          <table:table-cell office:value-type="float" office:value="0.0273945" calcext:value-type="float">
            <text:p>0.027394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68434" calcext:value-type="float">
            <text:p>3.68434</text:p>
          </table:table-cell>
          <table:table-cell office:value-type="float" office:value="0.021015" calcext:value-type="float">
            <text:p>0.021015</text:p>
          </table:table-cell>
          <table:table-cell office:value-type="float" office:value="0.0083904" calcext:value-type="float">
            <text:p>0.0083904</text:p>
          </table:table-cell>
          <table:table-cell office:value-type="float" office:value="0.0296832" calcext:value-type="float">
            <text:p>0.029683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52745" calcext:value-type="float">
            <text:p>5.52745</text:p>
          </table:table-cell>
          <table:table-cell office:value-type="float" office:value="0.0210342" calcext:value-type="float">
            <text:p>0.0210342</text:p>
          </table:table-cell>
          <table:table-cell office:value-type="float" office:value="0.00794112" calcext:value-type="float">
            <text:p>0.00794112</text:p>
          </table:table-cell>
          <table:table-cell office:value-type="float" office:value="0.0273945" calcext:value-type="float">
            <text:p>0.02739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52779" calcext:value-type="float">
            <text:p>5.52779</text:p>
          </table:table-cell>
          <table:table-cell office:value-type="float" office:value="0.0213568" calcext:value-type="float">
            <text:p>0.0213568</text:p>
          </table:table-cell>
          <table:table-cell office:value-type="float" office:value="0.0077056" calcext:value-type="float">
            <text:p>0.0077056</text:p>
          </table:table-cell>
          <table:table-cell office:value-type="float" office:value="0.0277709" calcext:value-type="float">
            <text:p>0.02777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63044" calcext:value-type="float">
            <text:p>5.63044</text:p>
          </table:table-cell>
          <table:table-cell office:value-type="float" office:value="0.0206067" calcext:value-type="float">
            <text:p>0.0206067</text:p>
          </table:table-cell>
          <table:table-cell office:value-type="float" office:value="0.0078528" calcext:value-type="float">
            <text:p>0.0078528</text:p>
          </table:table-cell>
          <table:table-cell office:value-type="float" office:value="0.0271475" calcext:value-type="float">
            <text:p>0.02714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5523" calcext:value-type="float">
            <text:p>5.5523</text:p>
          </table:table-cell>
          <table:table-cell office:value-type="float" office:value="0.0208973" calcext:value-type="float">
            <text:p>0.0208973</text:p>
          </table:table-cell>
          <table:table-cell office:value-type="float" office:value="0.00782336" calcext:value-type="float">
            <text:p>0.00782336</text:p>
          </table:table-cell>
          <table:table-cell office:value-type="float" office:value="0.0282534" calcext:value-type="float">
            <text:p>0.028253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5224" calcext:value-type="float">
            <text:p>5.5224</text:p>
          </table:table-cell>
          <table:table-cell office:value-type="float" office:value="0.020864" calcext:value-type="float">
            <text:p>0.020864</text:p>
          </table:table-cell>
          <table:table-cell office:value-type="float" office:value="0.00843904" calcext:value-type="float">
            <text:p>0.00843904</text:p>
          </table:table-cell>
          <table:table-cell office:value-type="float" office:value="0.029399" calcext:value-type="float">
            <text:p>0.0293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61168" calcext:value-type="float">
            <text:p>5.61168</text:p>
          </table:table-cell>
          <table:table-cell office:value-type="float" office:value="0.0207718" calcext:value-type="float">
            <text:p>0.0207718</text:p>
          </table:table-cell>
          <table:table-cell office:value-type="float" office:value="0.00851584" calcext:value-type="float">
            <text:p>0.00851584</text:p>
          </table:table-cell>
          <table:table-cell office:value-type="float" office:value="0.0298035" calcext:value-type="float">
            <text:p>0.029803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56137" calcext:value-type="float">
            <text:p>5.56137</text:p>
          </table:table-cell>
          <table:table-cell office:value-type="float" office:value="0.0209242" calcext:value-type="float">
            <text:p>0.0209242</text:p>
          </table:table-cell>
          <table:table-cell office:value-type="float" office:value="0.00845696" calcext:value-type="float">
            <text:p>0.00845696</text:p>
          </table:table-cell>
          <table:table-cell office:value-type="float" office:value="0.0269632" calcext:value-type="float">
            <text:p>0.02696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55005" calcext:value-type="float">
            <text:p>5.55005</text:p>
          </table:table-cell>
          <table:table-cell office:value-type="float" office:value="0.0211008" calcext:value-type="float">
            <text:p>0.0211008</text:p>
          </table:table-cell>
          <table:table-cell office:value-type="float" office:value="0.00835072" calcext:value-type="float">
            <text:p>0.00835072</text:p>
          </table:table-cell>
          <table:table-cell office:value-type="float" office:value="0.0298765" calcext:value-type="float">
            <text:p>0.029876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5123" calcext:value-type="float">
            <text:p>5.5123</text:p>
          </table:table-cell>
          <table:table-cell office:value-type="float" office:value="0.0287257" calcext:value-type="float">
            <text:p>0.0287257</text:p>
          </table:table-cell>
          <table:table-cell office:value-type="float" office:value="0.00940672" calcext:value-type="float">
            <text:p>0.00940672</text:p>
          </table:table-cell>
          <table:table-cell office:value-type="float" office:value="0.0398029" calcext:value-type="float">
            <text:p>0.039802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52217" calcext:value-type="float">
            <text:p>5.52217</text:p>
          </table:table-cell>
          <table:table-cell office:value-type="float" office:value="0.0289715" calcext:value-type="float">
            <text:p>0.0289715</text:p>
          </table:table-cell>
          <table:table-cell office:value-type="float" office:value="0.00938624" calcext:value-type="float">
            <text:p>0.00938624</text:p>
          </table:table-cell>
          <table:table-cell office:value-type="float" office:value="0.0381287" calcext:value-type="float">
            <text:p>0.038128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56099" calcext:value-type="float">
            <text:p>5.56099</text:p>
          </table:table-cell>
          <table:table-cell office:value-type="float" office:value="0.0289907" calcext:value-type="float">
            <text:p>0.0289907</text:p>
          </table:table-cell>
          <table:table-cell office:value-type="float" office:value="0.00938624" calcext:value-type="float">
            <text:p>0.00938624</text:p>
          </table:table-cell>
          <table:table-cell office:value-type="float" office:value="0.0381568" calcext:value-type="float">
            <text:p>0.038156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58243" calcext:value-type="float">
            <text:p>5.58243</text:p>
          </table:table-cell>
          <table:table-cell office:value-type="float" office:value="0.0291878" calcext:value-type="float">
            <text:p>0.0291878</text:p>
          </table:table-cell>
          <table:table-cell office:value-type="float" office:value="0.0093312" calcext:value-type="float">
            <text:p>0.0093312</text:p>
          </table:table-cell>
          <table:table-cell office:value-type="float" office:value="0.039017" calcext:value-type="float">
            <text:p>0.0390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55532" calcext:value-type="float">
            <text:p>5.55532</text:p>
          </table:table-cell>
          <table:table-cell office:value-type="float" office:value="0.0290393" calcext:value-type="float">
            <text:p>0.0290393</text:p>
          </table:table-cell>
          <table:table-cell office:value-type="float" office:value="0.00943488" calcext:value-type="float">
            <text:p>0.00943488</text:p>
          </table:table-cell>
          <table:table-cell office:value-type="float" office:value="0.0382119" calcext:value-type="float">
            <text:p>0.03821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53022" calcext:value-type="float">
            <text:p>5.53022</text:p>
          </table:table-cell>
          <table:table-cell office:value-type="float" office:value="0.0287731" calcext:value-type="float">
            <text:p>0.0287731</text:p>
          </table:table-cell>
          <table:table-cell office:value-type="float" office:value="0.00903808" calcext:value-type="float">
            <text:p>0.00903808</text:p>
          </table:table-cell>
          <table:table-cell office:value-type="float" office:value="0.0382925" calcext:value-type="float">
            <text:p>0.03829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56445" calcext:value-type="float">
            <text:p>5.56445</text:p>
          </table:table-cell>
          <table:table-cell office:value-type="float" office:value="0.0286438" calcext:value-type="float">
            <text:p>0.0286438</text:p>
          </table:table-cell>
          <table:table-cell office:value-type="float" office:value="0.0093056" calcext:value-type="float">
            <text:p>0.0093056</text:p>
          </table:table-cell>
          <table:table-cell office:value-type="float" office:value="0.038048" calcext:value-type="float">
            <text:p>0.0380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51546" calcext:value-type="float">
            <text:p>5.51546</text:p>
          </table:table-cell>
          <table:table-cell office:value-type="float" office:value="0.0289011" calcext:value-type="float">
            <text:p>0.0289011</text:p>
          </table:table-cell>
          <table:table-cell office:value-type="float" office:value="0.00899072" calcext:value-type="float">
            <text:p>0.00899072</text:p>
          </table:table-cell>
          <table:table-cell office:value-type="float" office:value="0.0383002" calcext:value-type="float">
            <text:p>0.038300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52394" calcext:value-type="float">
            <text:p>5.52394</text:p>
          </table:table-cell>
          <table:table-cell office:value-type="float" office:value="0.0286707" calcext:value-type="float">
            <text:p>0.0286707</text:p>
          </table:table-cell>
          <table:table-cell office:value-type="float" office:value="0.00970368" calcext:value-type="float">
            <text:p>0.00970368</text:p>
          </table:table-cell>
          <table:table-cell office:value-type="float" office:value="0.0382234" calcext:value-type="float">
            <text:p>0.03822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56004" calcext:value-type="float">
            <text:p>5.56004</text:p>
          </table:table-cell>
          <table:table-cell office:value-type="float" office:value="0.0289024" calcext:value-type="float">
            <text:p>0.0289024</text:p>
          </table:table-cell>
          <table:table-cell office:value-type="float" office:value="0.00976256" calcext:value-type="float">
            <text:p>0.00976256</text:p>
          </table:table-cell>
          <table:table-cell office:value-type="float" office:value="0.0382554" calcext:value-type="float">
            <text:p>0.03825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52168" calcext:value-type="float">
            <text:p>5.52168</text:p>
          </table:table-cell>
          <table:table-cell office:value-type="float" office:value="0.0299379" calcext:value-type="float">
            <text:p>0.0299379</text:p>
          </table:table-cell>
          <table:table-cell office:value-type="float" office:value="0.00994944" calcext:value-type="float">
            <text:p>0.00994944</text:p>
          </table:table-cell>
          <table:table-cell office:value-type="float" office:value="0.0382925" calcext:value-type="float">
            <text:p>0.03829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56867" calcext:value-type="float">
            <text:p>5.56867</text:p>
          </table:table-cell>
          <table:table-cell office:value-type="float" office:value="0.0286874" calcext:value-type="float">
            <text:p>0.0286874</text:p>
          </table:table-cell>
          <table:table-cell office:value-type="float" office:value="0.0098624" calcext:value-type="float">
            <text:p>0.0098624</text:p>
          </table:table-cell>
          <table:table-cell office:value-type="float" office:value="0.0389389" calcext:value-type="float">
            <text:p>0.038938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7397" calcext:value-type="float">
            <text:p>10.7397</text:p>
          </table:table-cell>
          <table:table-cell office:value-type="float" office:value="0.0289114" calcext:value-type="float">
            <text:p>0.0289114</text:p>
          </table:table-cell>
          <table:table-cell office:value-type="float" office:value="0.00957696" calcext:value-type="float">
            <text:p>0.00957696</text:p>
          </table:table-cell>
          <table:table-cell office:value-type="float" office:value="0.0380544" calcext:value-type="float">
            <text:p>0.038054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.7334" calcext:value-type="float">
            <text:p>10.7334</text:p>
          </table:table-cell>
          <table:table-cell office:value-type="float" office:value="0.0286182" calcext:value-type="float">
            <text:p>0.0286182</text:p>
          </table:table-cell>
          <table:table-cell office:value-type="float" office:value="0.00945536" calcext:value-type="float">
            <text:p>0.00945536</text:p>
          </table:table-cell>
          <table:table-cell office:value-type="float" office:value="0.0384359" calcext:value-type="float">
            <text:p>0.03843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.7393" calcext:value-type="float">
            <text:p>10.7393</text:p>
          </table:table-cell>
          <table:table-cell office:value-type="float" office:value="0.0294336" calcext:value-type="float">
            <text:p>0.0294336</text:p>
          </table:table-cell>
          <table:table-cell office:value-type="float" office:value="0.0094656" calcext:value-type="float">
            <text:p>0.0094656</text:p>
          </table:table-cell>
          <table:table-cell office:value-type="float" office:value="0.0386125" calcext:value-type="float">
            <text:p>0.0386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.7506" calcext:value-type="float">
            <text:p>10.7506</text:p>
          </table:table-cell>
          <table:table-cell office:value-type="float" office:value="0.0288473" calcext:value-type="float">
            <text:p>0.0288473</text:p>
          </table:table-cell>
          <table:table-cell office:value-type="float" office:value="0.00949888" calcext:value-type="float">
            <text:p>0.00949888</text:p>
          </table:table-cell>
          <table:table-cell office:value-type="float" office:value="0.0385434" calcext:value-type="float">
            <text:p>0.038543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7284" calcext:value-type="float">
            <text:p>10.7284</text:p>
          </table:table-cell>
          <table:table-cell office:value-type="float" office:value="0.0287206" calcext:value-type="float">
            <text:p>0.0287206</text:p>
          </table:table-cell>
          <table:table-cell office:value-type="float" office:value="0.00937344" calcext:value-type="float">
            <text:p>0.00937344</text:p>
          </table:table-cell>
          <table:table-cell office:value-type="float" office:value="0.0383642" calcext:value-type="float">
            <text:p>0.038364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.7327" calcext:value-type="float">
            <text:p>10.7327</text:p>
          </table:table-cell>
          <table:table-cell office:value-type="float" office:value="0.0290637" calcext:value-type="float">
            <text:p>0.0290637</text:p>
          </table:table-cell>
          <table:table-cell office:value-type="float" office:value="0.00930048" calcext:value-type="float">
            <text:p>0.00930048</text:p>
          </table:table-cell>
          <table:table-cell office:value-type="float" office:value="0.0385843" calcext:value-type="float">
            <text:p>0.038584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.776" calcext:value-type="float">
            <text:p>10.776</text:p>
          </table:table-cell>
          <table:table-cell office:value-type="float" office:value="0.0286605" calcext:value-type="float">
            <text:p>0.0286605</text:p>
          </table:table-cell>
          <table:table-cell office:value-type="float" office:value="0.00941952" calcext:value-type="float">
            <text:p>0.00941952</text:p>
          </table:table-cell>
          <table:table-cell office:value-type="float" office:value="0.0388787" calcext:value-type="float">
            <text:p>0.03887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.7536" calcext:value-type="float">
            <text:p>10.7536</text:p>
          </table:table-cell>
          <table:table-cell office:value-type="float" office:value="0.0285568" calcext:value-type="float">
            <text:p>0.0285568</text:p>
          </table:table-cell>
          <table:table-cell office:value-type="float" office:value="0.0092608" calcext:value-type="float">
            <text:p>0.0092608</text:p>
          </table:table-cell>
          <table:table-cell office:value-type="float" office:value="0.03824" calcext:value-type="float">
            <text:p>0.038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7263" calcext:value-type="float">
            <text:p>10.7263</text:p>
          </table:table-cell>
          <table:table-cell office:value-type="float" office:value="0.0290688" calcext:value-type="float">
            <text:p>0.0290688</text:p>
          </table:table-cell>
          <table:table-cell office:value-type="float" office:value="0.00937856" calcext:value-type="float">
            <text:p>0.00937856</text:p>
          </table:table-cell>
          <table:table-cell office:value-type="float" office:value="0.0383386" calcext:value-type="float">
            <text:p>0.038338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745" calcext:value-type="float">
            <text:p>10.745</text:p>
          </table:table-cell>
          <table:table-cell office:value-type="float" office:value="0.0292672" calcext:value-type="float">
            <text:p>0.0292672</text:p>
          </table:table-cell>
          <table:table-cell office:value-type="float" office:value="0.00936704" calcext:value-type="float">
            <text:p>0.00936704</text:p>
          </table:table-cell>
          <table:table-cell office:value-type="float" office:value="0.0381466" calcext:value-type="float">
            <text:p>0.038146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.7408" calcext:value-type="float">
            <text:p>10.7408</text:p>
          </table:table-cell>
          <table:table-cell office:value-type="float" office:value="0.0288205" calcext:value-type="float">
            <text:p>0.0288205</text:p>
          </table:table-cell>
          <table:table-cell office:value-type="float" office:value="0.00944896" calcext:value-type="float">
            <text:p>0.00944896</text:p>
          </table:table-cell>
          <table:table-cell office:value-type="float" office:value="0.0383386" calcext:value-type="float">
            <text:p>0.03833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7745" calcext:value-type="float">
            <text:p>10.7745</text:p>
          </table:table-cell>
          <table:table-cell office:value-type="float" office:value="0.0288115" calcext:value-type="float">
            <text:p>0.0288115</text:p>
          </table:table-cell>
          <table:table-cell office:value-type="float" office:value="0.00948736" calcext:value-type="float">
            <text:p>0.00948736</text:p>
          </table:table-cell>
          <table:table-cell office:value-type="float" office:value="0.038153" calcext:value-type="float">
            <text:p>0.03815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.6726" calcext:value-type="float">
            <text:p>10.6726</text:p>
          </table:table-cell>
          <table:table-cell office:value-type="float" office:value="0.0288768" calcext:value-type="float">
            <text:p>0.0288768</text:p>
          </table:table-cell>
          <table:table-cell office:value-type="float" office:value="0.00962432" calcext:value-type="float">
            <text:p>0.00962432</text:p>
          </table:table-cell>
          <table:table-cell office:value-type="float" office:value="0.0379648" calcext:value-type="float">
            <text:p>0.03796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.7196" calcext:value-type="float">
            <text:p>10.7196</text:p>
          </table:table-cell>
          <table:table-cell office:value-type="float" office:value="0.0287552" calcext:value-type="float">
            <text:p>0.0287552</text:p>
          </table:table-cell>
          <table:table-cell office:value-type="float" office:value="0.00974208" calcext:value-type="float">
            <text:p>0.00974208</text:p>
          </table:table-cell>
          <table:table-cell office:value-type="float" office:value="0.0413786" calcext:value-type="float">
            <text:p>0.041378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.8244" calcext:value-type="float">
            <text:p>10.8244</text:p>
          </table:table-cell>
          <table:table-cell office:value-type="float" office:value="0.0291277" calcext:value-type="float">
            <text:p>0.0291277</text:p>
          </table:table-cell>
          <table:table-cell office:value-type="float" office:value="0.00974336" calcext:value-type="float">
            <text:p>0.00974336</text:p>
          </table:table-cell>
          <table:table-cell office:value-type="float" office:value="0.0391757" calcext:value-type="float">
            <text:p>0.039175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767" calcext:value-type="float">
            <text:p>10.767</text:p>
          </table:table-cell>
          <table:table-cell office:value-type="float" office:value="0.0289766" calcext:value-type="float">
            <text:p>0.0289766</text:p>
          </table:table-cell>
          <table:table-cell office:value-type="float" office:value="0.00966656" calcext:value-type="float">
            <text:p>0.00966656</text:p>
          </table:table-cell>
          <table:table-cell office:value-type="float" office:value="0.0383206" calcext:value-type="float">
            <text:p>0.03832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.6712" calcext:value-type="float">
            <text:p>10.6712</text:p>
          </table:table-cell>
          <table:table-cell office:value-type="float" office:value="0.0287117" calcext:value-type="float">
            <text:p>0.0287117</text:p>
          </table:table-cell>
          <table:table-cell office:value-type="float" office:value="0.0104038" calcext:value-type="float">
            <text:p>0.0104038</text:p>
          </table:table-cell>
          <table:table-cell office:value-type="float" office:value="0.0387149" calcext:value-type="float">
            <text:p>0.038714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.7049" calcext:value-type="float">
            <text:p>10.7049</text:p>
          </table:table-cell>
          <table:table-cell office:value-type="float" office:value="0.0288819" calcext:value-type="float">
            <text:p>0.0288819</text:p>
          </table:table-cell>
          <table:table-cell office:value-type="float" office:value="0.0107328" calcext:value-type="float">
            <text:p>0.0107328</text:p>
          </table:table-cell>
          <table:table-cell office:value-type="float" office:value="0.0384807" calcext:value-type="float">
            <text:p>0.03848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.7464" calcext:value-type="float">
            <text:p>10.7464</text:p>
          </table:table-cell>
          <table:table-cell office:value-type="float" office:value="0.0287539" calcext:value-type="float">
            <text:p>0.0287539</text:p>
          </table:table-cell>
          <table:table-cell office:value-type="float" office:value="0.0103898" calcext:value-type="float">
            <text:p>0.0103898</text:p>
          </table:table-cell>
          <table:table-cell office:value-type="float" office:value="0.0383015" calcext:value-type="float">
            <text:p>0.03830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.6338" calcext:value-type="float">
            <text:p>10.6338</text:p>
          </table:table-cell>
          <table:table-cell office:value-type="float" office:value="0.0288307" calcext:value-type="float">
            <text:p>0.0288307</text:p>
          </table:table-cell>
          <table:table-cell office:value-type="float" office:value="0.0108557" calcext:value-type="float">
            <text:p>0.0108557</text:p>
          </table:table-cell>
          <table:table-cell office:value-type="float" office:value="0.0391514" calcext:value-type="float">
            <text:p>0.039151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6684" calcext:value-type="float">
            <text:p>10.6684</text:p>
          </table:table-cell>
          <table:table-cell office:value-type="float" office:value="0.0287757" calcext:value-type="float">
            <text:p>0.0287757</text:p>
          </table:table-cell>
          <table:table-cell office:value-type="float" office:value="0.0104858" calcext:value-type="float">
            <text:p>0.010485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.7322" calcext:value-type="float">
            <text:p>10.7322</text:p>
          </table:table-cell>
          <table:table-cell office:value-type="float" office:value="0.0293747" calcext:value-type="float">
            <text:p>0.0293747</text:p>
          </table:table-cell>
          <table:table-cell office:value-type="float" office:value="0.0105152" calcext:value-type="float">
            <text:p>0.010515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7359" calcext:value-type="float">
            <text:p>10.7359</text:p>
          </table:table-cell>
          <table:table-cell office:value-type="float" office:value="0.0289408" calcext:value-type="float">
            <text:p>0.0289408</text:p>
          </table:table-cell>
          <table:table-cell office:value-type="float" office:value="0.0106125" calcext:value-type="float">
            <text:p>0.010612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7291" calcext:value-type="float">
            <text:p>10.7291</text:p>
          </table:table-cell>
          <table:table-cell office:value-type="float" office:value="0.0288217" calcext:value-type="float">
            <text:p>0.0288217</text:p>
          </table:table-cell>
          <table:table-cell office:value-type="float" office:value="0.0105869" calcext:value-type="float">
            <text:p>0.0105869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.7227" calcext:value-type="float">
            <text:p>10.7227</text:p>
          </table:table-cell>
          <table:table-cell office:value-type="float" office:value="0.0288499" calcext:value-type="float">
            <text:p>0.0288499</text:p>
          </table:table-cell>
          <table:table-cell office:value-type="float" office:value="0.0106406" calcext:value-type="float">
            <text:p>0.010640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.801" calcext:value-type="float">
            <text:p>10.801</text:p>
          </table:table-cell>
          <table:table-cell office:value-type="float" office:value="0.0288819" calcext:value-type="float">
            <text:p>0.0288819</text:p>
          </table:table-cell>
          <table:table-cell office:value-type="float" office:value="0.0106816" calcext:value-type="float">
            <text:p>0.010681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.6857" calcext:value-type="float">
            <text:p>10.6857</text:p>
          </table:table-cell>
          <table:table-cell office:value-type="float" office:value="0.0289408" calcext:value-type="float">
            <text:p>0.0289408</text:p>
          </table:table-cell>
          <table:table-cell office:value-type="float" office:value="0.0105805" calcext:value-type="float">
            <text:p>0.010580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.7455" calcext:value-type="float">
            <text:p>10.7455</text:p>
          </table:table-cell>
          <table:table-cell office:value-type="float" office:value="0.0295053" calcext:value-type="float">
            <text:p>0.0295053</text:p>
          </table:table-cell>
          <table:table-cell office:value-type="float" office:value="0.0108122" calcext:value-type="float">
            <text:p>0.010812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.7757" calcext:value-type="float">
            <text:p>10.7757</text:p>
          </table:table-cell>
          <table:table-cell office:value-type="float" office:value="0.0289587" calcext:value-type="float">
            <text:p>0.0289587</text:p>
          </table:table-cell>
          <table:table-cell office:value-type="float" office:value="0.0107674" calcext:value-type="float">
            <text:p>0.010767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.8136" calcext:value-type="float">
            <text:p>10.8136</text:p>
          </table:table-cell>
          <table:table-cell office:value-type="float" office:value="0.0286541" calcext:value-type="float">
            <text:p>0.0286541</text:p>
          </table:table-cell>
          <table:table-cell office:value-type="float" office:value="0.0111155" calcext:value-type="float">
            <text:p>0.011115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.8231" calcext:value-type="float">
            <text:p>10.8231</text:p>
          </table:table-cell>
          <table:table-cell office:value-type="float" office:value="0.0298739" calcext:value-type="float">
            <text:p>0.0298739</text:p>
          </table:table-cell>
          <table:table-cell office:value-type="float" office:value="0.0110554" calcext:value-type="float">
            <text:p>0.011055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.6987" calcext:value-type="float">
            <text:p>10.6987</text:p>
          </table:table-cell>
          <table:table-cell office:value-type="float" office:value="0.0286489" calcext:value-type="float">
            <text:p>0.0286489</text:p>
          </table:table-cell>
          <table:table-cell office:value-type="float" office:value="0.0106944" calcext:value-type="float">
            <text:p>0.010694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.7147" calcext:value-type="float">
            <text:p>10.7147</text:p>
          </table:table-cell>
          <table:table-cell office:value-type="float" office:value="0.028809" calcext:value-type="float">
            <text:p>0.028809</text:p>
          </table:table-cell>
          <table:table-cell office:value-type="float" office:value="0.0108454" calcext:value-type="float">
            <text:p>0.010845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.7119" calcext:value-type="float">
            <text:p>10.7119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0.011616" calcext:value-type="float">
            <text:p>0.01161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.8074" calcext:value-type="float">
            <text:p>10.8074</text:p>
          </table:table-cell>
          <table:table-cell office:value-type="float" office:value="0.0286579" calcext:value-type="float">
            <text:p>0.0286579</text:p>
          </table:table-cell>
          <table:table-cell office:value-type="float" office:value="0.0108518" calcext:value-type="float">
            <text:p>0.010851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.6595" calcext:value-type="float">
            <text:p>10.6595</text:p>
          </table:table-cell>
          <table:table-cell office:value-type="float" office:value="0.028919" calcext:value-type="float">
            <text:p>0.028919</text:p>
          </table:table-cell>
          <table:table-cell office:value-type="float" office:value="0.0109862" calcext:value-type="float">
            <text:p>0.010986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.6733" calcext:value-type="float">
            <text:p>10.6733</text:p>
          </table:table-cell>
          <table:table-cell office:value-type="float" office:value="0.0295155" calcext:value-type="float">
            <text:p>0.0295155</text:p>
          </table:table-cell>
          <table:table-cell office:value-type="float" office:value="0.0106304" calcext:value-type="float">
            <text:p>0.010630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.7502" calcext:value-type="float">
            <text:p>10.7502</text:p>
          </table:table-cell>
          <table:table-cell office:value-type="float" office:value="0.0289779" calcext:value-type="float">
            <text:p>0.0289779</text:p>
          </table:table-cell>
          <table:table-cell office:value-type="float" office:value="0.0110157" calcext:value-type="float">
            <text:p>0.011015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.7173" calcext:value-type="float">
            <text:p>10.7173</text:p>
          </table:table-cell>
          <table:table-cell office:value-type="float" office:value="0.0289792" calcext:value-type="float">
            <text:p>0.0289792</text:p>
          </table:table-cell>
          <table:table-cell office:value-type="float" office:value="0.0105638" calcext:value-type="float">
            <text:p>0.010563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.7774" calcext:value-type="float">
            <text:p>10.7774</text:p>
          </table:table-cell>
          <table:table-cell office:value-type="float" office:value="0.0294016" calcext:value-type="float">
            <text:p>0.0294016</text:p>
          </table:table-cell>
          <table:table-cell office:value-type="float" office:value="0.0106918" calcext:value-type="float">
            <text:p>0.010691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.7805" calcext:value-type="float">
            <text:p>17.7805</text:p>
          </table:table-cell>
          <table:table-cell office:value-type="float" office:value="0.0288602" calcext:value-type="float">
            <text:p>0.0288602</text:p>
          </table:table-cell>
          <table:table-cell office:value-type="float" office:value="0.0111245" calcext:value-type="float">
            <text:p>0.011124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8.0477" calcext:value-type="float">
            <text:p>18.0477</text:p>
          </table:table-cell>
          <table:table-cell office:value-type="float" office:value="0.0296998" calcext:value-type="float">
            <text:p>0.0296998</text:p>
          </table:table-cell>
          <table:table-cell office:value-type="float" office:value="0.0109171" calcext:value-type="float">
            <text:p>0.010917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.8932" calcext:value-type="float">
            <text:p>17.8932</text:p>
          </table:table-cell>
          <table:table-cell office:value-type="float" office:value="0.0288845" calcext:value-type="float">
            <text:p>0.0288845</text:p>
          </table:table-cell>
          <table:table-cell office:value-type="float" office:value="0.0111168" calcext:value-type="float">
            <text:p>0.011116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.93" calcext:value-type="float">
            <text:p>17.93</text:p>
          </table:table-cell>
          <table:table-cell office:value-type="float" office:value="0.0289318" calcext:value-type="float">
            <text:p>0.0289318</text:p>
          </table:table-cell>
          <table:table-cell office:value-type="float" office:value="0.0112154" calcext:value-type="float">
            <text:p>0.011215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8.0086" calcext:value-type="float">
            <text:p>18.0086</text:p>
          </table:table-cell>
          <table:table-cell office:value-type="float" office:value="0.0291891" calcext:value-type="float">
            <text:p>0.0291891</text:p>
          </table:table-cell>
          <table:table-cell office:value-type="float" office:value="0.0106061" calcext:value-type="float">
            <text:p>0.010606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7.9109" calcext:value-type="float">
            <text:p>17.9109</text:p>
          </table:table-cell>
          <table:table-cell office:value-type="float" office:value="0.0287603" calcext:value-type="float">
            <text:p>0.0287603</text:p>
          </table:table-cell>
          <table:table-cell office:value-type="float" office:value="0.0106842" calcext:value-type="float">
            <text:p>0.0106842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.9385" calcext:value-type="float">
            <text:p>17.9385</text:p>
          </table:table-cell>
          <table:table-cell office:value-type="float" office:value="0.0287232" calcext:value-type="float">
            <text:p>0.0287232</text:p>
          </table:table-cell>
          <table:table-cell office:value-type="float" office:value="0.0106496" calcext:value-type="float">
            <text:p>0.010649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7.9053" calcext:value-type="float">
            <text:p>17.9053</text:p>
          </table:table-cell>
          <table:table-cell office:value-type="float" office:value="0.0288217" calcext:value-type="float">
            <text:p>0.0288217</text:p>
          </table:table-cell>
          <table:table-cell office:value-type="float" office:value="0.0106509" calcext:value-type="float">
            <text:p>0.010650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.0256" calcext:value-type="float">
            <text:p>18.0256</text:p>
          </table:table-cell>
          <table:table-cell office:value-type="float" office:value="0.028736" calcext:value-type="float">
            <text:p>0.028736</text:p>
          </table:table-cell>
          <table:table-cell office:value-type="float" office:value="0.01072" calcext:value-type="float">
            <text:p>0.0107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8.0085" calcext:value-type="float">
            <text:p>18.0085</text:p>
          </table:table-cell>
          <table:table-cell office:value-type="float" office:value="0.028928" calcext:value-type="float">
            <text:p>0.028928</text:p>
          </table:table-cell>
          <table:table-cell office:value-type="float" office:value="0.0106995" calcext:value-type="float">
            <text:p>0.0106995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7.945" calcext:value-type="float">
            <text:p>17.945</text:p>
          </table:table-cell>
          <table:table-cell office:value-type="float" office:value="0.0289971" calcext:value-type="float">
            <text:p>0.0289971</text:p>
          </table:table-cell>
          <table:table-cell office:value-type="float" office:value="0.0106854" calcext:value-type="float">
            <text:p>0.010685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.8567" calcext:value-type="float">
            <text:p>17.8567</text:p>
          </table:table-cell>
          <table:table-cell office:value-type="float" office:value="0.028768" calcext:value-type="float">
            <text:p>0.028768</text:p>
          </table:table-cell>
          <table:table-cell office:value-type="float" office:value="0.0109235" calcext:value-type="float">
            <text:p>0.0109235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7.9213" calcext:value-type="float">
            <text:p>17.9213</text:p>
          </table:table-cell>
          <table:table-cell office:value-type="float" office:value="0.0421312" calcext:value-type="float">
            <text:p>0.0421312</text:p>
          </table:table-cell>
          <table:table-cell office:value-type="float" office:value="0.0121318" calcext:value-type="float">
            <text:p>0.012131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7.8866" calcext:value-type="float">
            <text:p>17.8866</text:p>
          </table:table-cell>
          <table:table-cell office:value-type="float" office:value="0.0421018" calcext:value-type="float">
            <text:p>0.0421018</text:p>
          </table:table-cell>
          <table:table-cell office:value-type="float" office:value="0.011991" calcext:value-type="float">
            <text:p>0.01199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8.0018" calcext:value-type="float">
            <text:p>18.0018</text:p>
          </table:table-cell>
          <table:table-cell office:value-type="float" office:value="0.0429632" calcext:value-type="float">
            <text:p>0.0429632</text:p>
          </table:table-cell>
          <table:table-cell office:value-type="float" office:value="0.0119808" calcext:value-type="float">
            <text:p>0.011980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8.024" calcext:value-type="float">
            <text:p>18.024</text:p>
          </table:table-cell>
          <table:table-cell office:value-type="float" office:value="0.0421709" calcext:value-type="float">
            <text:p>0.0421709</text:p>
          </table:table-cell>
          <table:table-cell office:value-type="float" office:value="0.0121638" calcext:value-type="float">
            <text:p>0.0121638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.9154" calcext:value-type="float">
            <text:p>17.9154</text:p>
          </table:table-cell>
          <table:table-cell office:value-type="float" office:value="0.0423066" calcext:value-type="float">
            <text:p>0.0423066</text:p>
          </table:table-cell>
          <table:table-cell office:value-type="float" office:value="0.0119078" calcext:value-type="float">
            <text:p>0.011907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7.8917" calcext:value-type="float">
            <text:p>17.8917</text:p>
          </table:table-cell>
          <table:table-cell office:value-type="float" office:value="0.0433485" calcext:value-type="float">
            <text:p>0.0433485</text:p>
          </table:table-cell>
          <table:table-cell office:value-type="float" office:value="0.0118707" calcext:value-type="float">
            <text:p>0.011870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.937" calcext:value-type="float">
            <text:p>17.937</text:p>
          </table:table-cell>
          <table:table-cell office:value-type="float" office:value="0.0425472" calcext:value-type="float">
            <text:p>0.0425472</text:p>
          </table:table-cell>
          <table:table-cell office:value-type="float" office:value="0.0122637" calcext:value-type="float">
            <text:p>0.0122637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8.0688" calcext:value-type="float">
            <text:p>18.0688</text:p>
          </table:table-cell>
          <table:table-cell office:value-type="float" office:value="0.0423155" calcext:value-type="float">
            <text:p>0.0423155</text:p>
          </table:table-cell>
          <table:table-cell office:value-type="float" office:value="0.0121229" calcext:value-type="float">
            <text:p>0.012122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.8442" calcext:value-type="float">
            <text:p>17.8442</text:p>
          </table:table-cell>
          <table:table-cell office:value-type="float" office:value="0.0425421" calcext:value-type="float">
            <text:p>0.0425421</text:p>
          </table:table-cell>
          <table:table-cell office:value-type="float" office:value="0.0118426" calcext:value-type="float">
            <text:p>0.0118426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8.0174" calcext:value-type="float">
            <text:p>18.0174</text:p>
          </table:table-cell>
          <table:table-cell office:value-type="float" office:value="0.0427763" calcext:value-type="float">
            <text:p>0.0427763</text:p>
          </table:table-cell>
          <table:table-cell office:value-type="float" office:value="0.0119846" calcext:value-type="float">
            <text:p>0.011984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8.0195" calcext:value-type="float">
            <text:p>18.0195</text:p>
          </table:table-cell>
          <table:table-cell office:value-type="float" office:value="0.0424807" calcext:value-type="float">
            <text:p>0.0424807</text:p>
          </table:table-cell>
          <table:table-cell office:value-type="float" office:value="0.011721" calcext:value-type="float">
            <text:p>0.01172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.9238" calcext:value-type="float">
            <text:p>17.9238</text:p>
          </table:table-cell>
          <table:table-cell office:value-type="float" office:value="0.0422451" calcext:value-type="float">
            <text:p>0.0422451</text:p>
          </table:table-cell>
          <table:table-cell office:value-type="float" office:value="0.0119142" calcext:value-type="float">
            <text:p>0.0119142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.9902" calcext:value-type="float">
            <text:p>17.9902</text:p>
          </table:table-cell>
          <table:table-cell office:value-type="float" office:value="0.0425664" calcext:value-type="float">
            <text:p>0.0425664</text:p>
          </table:table-cell>
          <table:table-cell office:value-type="float" office:value="0.0121126" calcext:value-type="float">
            <text:p>0.0121126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8.0606" calcext:value-type="float">
            <text:p>18.0606</text:p>
          </table:table-cell>
          <table:table-cell office:value-type="float" office:value="0.0423936" calcext:value-type="float">
            <text:p>0.0423936</text:p>
          </table:table-cell>
          <table:table-cell office:value-type="float" office:value="0.0120742" calcext:value-type="float">
            <text:p>0.012074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.9828" calcext:value-type="float">
            <text:p>17.9828</text:p>
          </table:table-cell>
          <table:table-cell office:value-type="float" office:value="0.0423399" calcext:value-type="float">
            <text:p>0.0423399</text:p>
          </table:table-cell>
          <table:table-cell office:value-type="float" office:value="0.0120269" calcext:value-type="float">
            <text:p>0.0120269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8.0226" calcext:value-type="float">
            <text:p>18.0226</text:p>
          </table:table-cell>
          <table:table-cell office:value-type="float" office:value="0.042528" calcext:value-type="float">
            <text:p>0.042528</text:p>
          </table:table-cell>
          <table:table-cell office:value-type="float" office:value="0.0122906" calcext:value-type="float">
            <text:p>0.0122906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7.9641" calcext:value-type="float">
            <text:p>17.9641</text:p>
          </table:table-cell>
          <table:table-cell office:value-type="float" office:value="0.0422989" calcext:value-type="float">
            <text:p>0.0422989</text:p>
          </table:table-cell>
          <table:table-cell office:value-type="float" office:value="0.0365222" calcext:value-type="float">
            <text:p>0.0365222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7.8765" calcext:value-type="float">
            <text:p>17.8765</text:p>
          </table:table-cell>
          <table:table-cell office:value-type="float" office:value="0.0424934" calcext:value-type="float">
            <text:p>0.0424934</text:p>
          </table:table-cell>
          <table:table-cell office:value-type="float" office:value="0.0364557" calcext:value-type="float">
            <text:p>0.0364557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7.913" calcext:value-type="float">
            <text:p>17.913</text:p>
          </table:table-cell>
          <table:table-cell office:value-type="float" office:value="0.0425306" calcext:value-type="float">
            <text:p>0.0425306</text:p>
          </table:table-cell>
          <table:table-cell office:value-type="float" office:value="0.0361446" calcext:value-type="float">
            <text:p>0.0361446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7.8805" calcext:value-type="float">
            <text:p>17.8805</text:p>
          </table:table-cell>
          <table:table-cell office:value-type="float" office:value="0.0424346" calcext:value-type="float">
            <text:p>0.0424346</text:p>
          </table:table-cell>
          <table:table-cell office:value-type="float" office:value="0.036727" calcext:value-type="float">
            <text:p>0.036727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7.946" calcext:value-type="float">
            <text:p>17.946</text:p>
          </table:table-cell>
          <table:table-cell office:value-type="float" office:value="0.0427904" calcext:value-type="float">
            <text:p>0.0427904</text:p>
          </table:table-cell>
          <table:table-cell office:value-type="float" office:value="0.0354253" calcext:value-type="float">
            <text:p>0.035425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.9772" calcext:value-type="float">
            <text:p>17.9772</text:p>
          </table:table-cell>
          <table:table-cell office:value-type="float" office:value="0.0426227" calcext:value-type="float">
            <text:p>0.0426227</text:p>
          </table:table-cell>
          <table:table-cell office:value-type="float" office:value="0.0352986" calcext:value-type="float">
            <text:p>0.035298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.0487" calcext:value-type="float">
            <text:p>18.0487</text:p>
          </table:table-cell>
          <table:table-cell office:value-type="float" office:value="0.0428058" calcext:value-type="float">
            <text:p>0.0428058</text:p>
          </table:table-cell>
          <table:table-cell office:value-type="float" office:value="0.0352704" calcext:value-type="float">
            <text:p>0.0352704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7.9088" calcext:value-type="float">
            <text:p>17.9088</text:p>
          </table:table-cell>
          <table:table-cell office:value-type="float" office:value="0.0423373" calcext:value-type="float">
            <text:p>0.0423373</text:p>
          </table:table-cell>
          <table:table-cell office:value-type="float" office:value="0.0356685" calcext:value-type="float">
            <text:p>0.0356685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7.9185" calcext:value-type="float">
            <text:p>17.9185</text:p>
          </table:table-cell>
          <table:table-cell office:value-type="float" office:value="0.0431424" calcext:value-type="float">
            <text:p>0.0431424</text:p>
          </table:table-cell>
          <table:table-cell office:value-type="float" office:value="0.0358797" calcext:value-type="float">
            <text:p>0.035879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8.0313" calcext:value-type="float">
            <text:p>18.0313</text:p>
          </table:table-cell>
          <table:table-cell office:value-type="float" office:value="0.042304" calcext:value-type="float">
            <text:p>0.042304</text:p>
          </table:table-cell>
          <table:table-cell office:value-type="float" office:value="0.0363533" calcext:value-type="float">
            <text:p>0.0363533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7.9418" calcext:value-type="float">
            <text:p>17.9418</text:p>
          </table:table-cell>
          <table:table-cell office:value-type="float" office:value="0.0421888" calcext:value-type="float">
            <text:p>0.0421888</text:p>
          </table:table-cell>
          <table:table-cell office:value-type="float" office:value="0.0360371" calcext:value-type="float">
            <text:p>0.036037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7.9662" calcext:value-type="float">
            <text:p>17.9662</text:p>
          </table:table-cell>
          <table:table-cell office:value-type="float" office:value="0.0426061" calcext:value-type="float">
            <text:p>0.0426061</text:p>
          </table:table-cell>
          <table:table-cell office:value-type="float" office:value="0.0361165" calcext:value-type="float">
            <text:p>0.0361165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7.714" calcext:value-type="float">
            <text:p>37.714</text:p>
          </table:table-cell>
          <table:table-cell office:value-type="float" office:value="0.0422528" calcext:value-type="float">
            <text:p>0.0422528</text:p>
          </table:table-cell>
          <table:table-cell office:value-type="float" office:value="0.0130995" calcext:value-type="float">
            <text:p>0.0130995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7.8007" calcext:value-type="float">
            <text:p>37.8007</text:p>
          </table:table-cell>
          <table:table-cell office:value-type="float" office:value="0.0422758" calcext:value-type="float">
            <text:p>0.0422758</text:p>
          </table:table-cell>
          <table:table-cell office:value-type="float" office:value="0.0131443" calcext:value-type="float">
            <text:p>0.0131443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7.5214" calcext:value-type="float">
            <text:p>37.5214</text:p>
          </table:table-cell>
          <table:table-cell office:value-type="float" office:value="0.043241" calcext:value-type="float">
            <text:p>0.043241</text:p>
          </table:table-cell>
          <table:table-cell office:value-type="float" office:value="0.0131712" calcext:value-type="float">
            <text:p>0.013171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7.448" calcext:value-type="float">
            <text:p>37.448</text:p>
          </table:table-cell>
          <table:table-cell office:value-type="float" office:value="0.0425101" calcext:value-type="float">
            <text:p>0.0425101</text:p>
          </table:table-cell>
          <table:table-cell office:value-type="float" office:value="0.0132262" calcext:value-type="float">
            <text:p>0.0132262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7.7726" calcext:value-type="float">
            <text:p>37.7726</text:p>
          </table:table-cell>
          <table:table-cell office:value-type="float" office:value="0.0423091" calcext:value-type="float">
            <text:p>0.0423091</text:p>
          </table:table-cell>
          <table:table-cell office:value-type="float" office:value="0.0131622" calcext:value-type="float">
            <text:p>0.013162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7.6795" calcext:value-type="float">
            <text:p>37.6795</text:p>
          </table:table-cell>
          <table:table-cell office:value-type="float" office:value="0.0429862" calcext:value-type="float">
            <text:p>0.0429862</text:p>
          </table:table-cell>
          <table:table-cell office:value-type="float" office:value="0.0130701" calcext:value-type="float">
            <text:p>0.013070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7.6384" calcext:value-type="float">
            <text:p>37.6384</text:p>
          </table:table-cell>
          <table:table-cell office:value-type="float" office:value="0.0421914" calcext:value-type="float">
            <text:p>0.0421914</text:p>
          </table:table-cell>
          <table:table-cell office:value-type="float" office:value="0.0131085" calcext:value-type="float">
            <text:p>0.0131085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7.9321" calcext:value-type="float">
            <text:p>37.9321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133542" calcext:value-type="float">
            <text:p>0.013354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7.8389" calcext:value-type="float">
            <text:p>37.8389</text:p>
          </table:table-cell>
          <table:table-cell office:value-type="float" office:value="0.0419226" calcext:value-type="float">
            <text:p>0.0419226</text:p>
          </table:table-cell>
          <table:table-cell office:value-type="float" office:value="0.013216" calcext:value-type="float">
            <text:p>0.013216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7.8186" calcext:value-type="float">
            <text:p>37.8186</text:p>
          </table:table-cell>
          <table:table-cell office:value-type="float" office:value="0.0426253" calcext:value-type="float">
            <text:p>0.0426253</text:p>
          </table:table-cell>
          <table:table-cell office:value-type="float" office:value="0.0132634" calcext:value-type="float">
            <text:p>0.0132634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7.6697" calcext:value-type="float">
            <text:p>37.6697</text:p>
          </table:table-cell>
          <table:table-cell office:value-type="float" office:value="0.042473" calcext:value-type="float">
            <text:p>0.042473</text:p>
          </table:table-cell>
          <table:table-cell office:value-type="float" office:value="0.013024" calcext:value-type="float">
            <text:p>0.013024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7.8963" calcext:value-type="float">
            <text:p>37.8963</text:p>
          </table:table-cell>
          <table:table-cell office:value-type="float" office:value="0.0421325" calcext:value-type="float">
            <text:p>0.0421325</text:p>
          </table:table-cell>
          <table:table-cell office:value-type="float" office:value="0.0134336" calcext:value-type="float">
            <text:p>0.013433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7.6427" calcext:value-type="float">
            <text:p>37.6427</text:p>
          </table:table-cell>
          <table:table-cell office:value-type="float" office:value="0.0424333" calcext:value-type="float">
            <text:p>0.0424333</text:p>
          </table:table-cell>
          <table:table-cell office:value-type="float" office:value="0.0417344" calcext:value-type="float">
            <text:p>0.0417344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7.8541" calcext:value-type="float">
            <text:p>37.8541</text:p>
          </table:table-cell>
          <table:table-cell office:value-type="float" office:value="0.0423783" calcext:value-type="float">
            <text:p>0.0423783</text:p>
          </table:table-cell>
          <table:table-cell office:value-type="float" office:value="0.0419763" calcext:value-type="float">
            <text:p>0.0419763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7.8414" calcext:value-type="float">
            <text:p>37.8414</text:p>
          </table:table-cell>
          <table:table-cell office:value-type="float" office:value="0.0424717" calcext:value-type="float">
            <text:p>0.0424717</text:p>
          </table:table-cell>
          <table:table-cell office:value-type="float" office:value="0.0418624" calcext:value-type="float">
            <text:p>0.0418624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7.6181" calcext:value-type="float">
            <text:p>37.6181</text:p>
          </table:table-cell>
          <table:table-cell office:value-type="float" office:value="0.042537" calcext:value-type="float">
            <text:p>0.042537</text:p>
          </table:table-cell>
          <table:table-cell office:value-type="float" office:value="0.0419955" calcext:value-type="float">
            <text:p>0.0419955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7.6477" calcext:value-type="float">
            <text:p>37.6477</text:p>
          </table:table-cell>
          <table:table-cell office:value-type="float" office:value="0.0424832" calcext:value-type="float">
            <text:p>0.0424832</text:p>
          </table:table-cell>
          <table:table-cell office:value-type="float" office:value="0.0421286" calcext:value-type="float">
            <text:p>0.04212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7.6068" calcext:value-type="float">
            <text:p>37.6068</text:p>
          </table:table-cell>
          <table:table-cell office:value-type="float" office:value="0.0422899" calcext:value-type="float">
            <text:p>0.0422899</text:p>
          </table:table-cell>
          <table:table-cell office:value-type="float" office:value="0.0423808" calcext:value-type="float">
            <text:p>0.042380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.6726" calcext:value-type="float">
            <text:p>37.6726</text:p>
          </table:table-cell>
          <table:table-cell office:value-type="float" office:value="0.0421402" calcext:value-type="float">
            <text:p>0.0421402</text:p>
          </table:table-cell>
          <table:table-cell office:value-type="float" office:value="0.0425933" calcext:value-type="float">
            <text:p>0.0425933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7.8492" calcext:value-type="float">
            <text:p>37.8492</text:p>
          </table:table-cell>
          <table:table-cell office:value-type="float" office:value="0.0424205" calcext:value-type="float">
            <text:p>0.0424205</text:p>
          </table:table-cell>
          <table:table-cell office:value-type="float" office:value="0.0425062" calcext:value-type="float">
            <text:p>0.0425062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7.6889" calcext:value-type="float">
            <text:p>37.6889</text:p>
          </table:table-cell>
          <table:table-cell office:value-type="float" office:value="0.0421594" calcext:value-type="float">
            <text:p>0.0421594</text:p>
          </table:table-cell>
          <table:table-cell office:value-type="float" office:value="0.0417203" calcext:value-type="float">
            <text:p>0.041720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7.6393" calcext:value-type="float">
            <text:p>37.6393</text:p>
          </table:table-cell>
          <table:table-cell office:value-type="float" office:value="0.0420416" calcext:value-type="float">
            <text:p>0.0420416</text:p>
          </table:table-cell>
          <table:table-cell office:value-type="float" office:value="0.0421018" calcext:value-type="float">
            <text:p>0.0421018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7.6581" calcext:value-type="float">
            <text:p>37.6581</text:p>
          </table:table-cell>
          <table:table-cell office:value-type="float" office:value="0.0424896" calcext:value-type="float">
            <text:p>0.0424896</text:p>
          </table:table-cell>
          <table:table-cell office:value-type="float" office:value="0.041783" calcext:value-type="float">
            <text:p>0.041783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7.6168" calcext:value-type="float">
            <text:p>37.6168</text:p>
          </table:table-cell>
          <table:table-cell office:value-type="float" office:value="0.0427443" calcext:value-type="float">
            <text:p>0.0427443</text:p>
          </table:table-cell>
          <table:table-cell office:value-type="float" office:value="0.0418957" calcext:value-type="float">
            <text:p>0.0418957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7.654" calcext:value-type="float">
            <text:p>37.654</text:p>
          </table:table-cell>
          <table:table-cell office:value-type="float" office:value="0.0422682" calcext:value-type="float">
            <text:p>0.0422682</text:p>
          </table:table-cell>
          <table:table-cell office:value-type="float" office:value="0.0417805" calcext:value-type="float">
            <text:p>0.0417805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7.671" calcext:value-type="float">
            <text:p>37.671</text:p>
          </table:table-cell>
          <table:table-cell office:value-type="float" office:value="0.0423411" calcext:value-type="float">
            <text:p>0.0423411</text:p>
          </table:table-cell>
          <table:table-cell office:value-type="float" office:value="0.0421043" calcext:value-type="float">
            <text:p>0.042104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7.4552" calcext:value-type="float">
            <text:p>37.4552</text:p>
          </table:table-cell>
          <table:table-cell office:value-type="float" office:value="0.042391" calcext:value-type="float">
            <text:p>0.042391</text:p>
          </table:table-cell>
          <table:table-cell office:value-type="float" office:value="0.0421402" calcext:value-type="float">
            <text:p>0.0421402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7.4831" calcext:value-type="float">
            <text:p>37.4831</text:p>
          </table:table-cell>
          <table:table-cell office:value-type="float" office:value="0.0432051" calcext:value-type="float">
            <text:p>0.0432051</text:p>
          </table:table-cell>
          <table:table-cell office:value-type="float" office:value="0.042007" calcext:value-type="float">
            <text:p>0.042007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7.8203" calcext:value-type="float">
            <text:p>37.8203</text:p>
          </table:table-cell>
          <table:table-cell office:value-type="float" office:value="0.0423334" calcext:value-type="float">
            <text:p>0.0423334</text:p>
          </table:table-cell>
          <table:table-cell office:value-type="float" office:value="0.0425216" calcext:value-type="float">
            <text:p>0.0425216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7.3908" calcext:value-type="float">
            <text:p>37.3908</text:p>
          </table:table-cell>
          <table:table-cell office:value-type="float" office:value="0.0426829" calcext:value-type="float">
            <text:p>0.0426829</text:p>
          </table:table-cell>
          <table:table-cell office:value-type="float" office:value="0.0429197" calcext:value-type="float">
            <text:p>0.0429197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7.6433" calcext:value-type="float">
            <text:p>37.6433</text:p>
          </table:table-cell>
          <table:table-cell office:value-type="float" office:value="0.0420058" calcext:value-type="float">
            <text:p>0.0420058</text:p>
          </table:table-cell>
          <table:table-cell office:value-type="float" office:value="0.0427174" calcext:value-type="float">
            <text:p>0.0427174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7.5936" calcext:value-type="float">
            <text:p>37.5936</text:p>
          </table:table-cell>
          <table:table-cell office:value-type="float" office:value="0.0421517" calcext:value-type="float">
            <text:p>0.0421517</text:p>
          </table:table-cell>
          <table:table-cell office:value-type="float" office:value="0.0426432" calcext:value-type="float">
            <text:p>0.0426432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7.6734" calcext:value-type="float">
            <text:p>37.6734</text:p>
          </table:table-cell>
          <table:table-cell office:value-type="float" office:value="0.0432461" calcext:value-type="float">
            <text:p>0.0432461</text:p>
          </table:table-cell>
          <table:table-cell office:value-type="float" office:value="0.0144307" calcext:value-type="float">
            <text:p>0.014430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7.6799" calcext:value-type="float">
            <text:p>37.6799</text:p>
          </table:table-cell>
          <table:table-cell office:value-type="float" office:value="0.0425549" calcext:value-type="float">
            <text:p>0.0425549</text:p>
          </table:table-cell>
          <table:table-cell office:value-type="float" office:value="0.0144922" calcext:value-type="float">
            <text:p>0.01449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7.5598" calcext:value-type="float">
            <text:p>37.5598</text:p>
          </table:table-cell>
          <table:table-cell office:value-type="float" office:value="0.0424883" calcext:value-type="float">
            <text:p>0.0424883</text:p>
          </table:table-cell>
          <table:table-cell office:value-type="float" office:value="0.0144294" calcext:value-type="float">
            <text:p>0.014429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7.9139" calcext:value-type="float">
            <text:p>37.9139</text:p>
          </table:table-cell>
          <table:table-cell office:value-type="float" office:value="0.0421939" calcext:value-type="float">
            <text:p>0.0421939</text:p>
          </table:table-cell>
          <table:table-cell office:value-type="float" office:value="0.0144192" calcext:value-type="float">
            <text:p>0.0144192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7.6722" calcext:value-type="float">
            <text:p>37.6722</text:p>
          </table:table-cell>
          <table:table-cell office:value-type="float" office:value="0.0429171" calcext:value-type="float">
            <text:p>0.0429171</text:p>
          </table:table-cell>
          <table:table-cell office:value-type="float" office:value="0.0142758" calcext:value-type="float">
            <text:p>0.0142758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7.8091" calcext:value-type="float">
            <text:p>37.8091</text:p>
          </table:table-cell>
          <table:table-cell office:value-type="float" office:value="0.0425011" calcext:value-type="float">
            <text:p>0.0425011</text:p>
          </table:table-cell>
          <table:table-cell office:value-type="float" office:value="0.0147878" calcext:value-type="float">
            <text:p>0.0147878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7.5479" calcext:value-type="float">
            <text:p>37.5479</text:p>
          </table:table-cell>
          <table:table-cell office:value-type="float" office:value="0.0422874" calcext:value-type="float">
            <text:p>0.0422874</text:p>
          </table:table-cell>
          <table:table-cell office:value-type="float" office:value="0.0143757" calcext:value-type="float">
            <text:p>0.0143757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7.7595" calcext:value-type="float">
            <text:p>37.7595</text:p>
          </table:table-cell>
          <table:table-cell office:value-type="float" office:value="0.0426675" calcext:value-type="float">
            <text:p>0.0426675</text:p>
          </table:table-cell>
          <table:table-cell office:value-type="float" office:value="0.0142989" calcext:value-type="float">
            <text:p>0.0142989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7.5649" calcext:value-type="float">
            <text:p>37.5649</text:p>
          </table:table-cell>
          <table:table-cell office:value-type="float" office:value="0.043273" calcext:value-type="float">
            <text:p>0.043273</text:p>
          </table:table-cell>
          <table:table-cell office:value-type="float" office:value="0.0146611" calcext:value-type="float">
            <text:p>0.0146611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7.7867" calcext:value-type="float">
            <text:p>37.7867</text:p>
          </table:table-cell>
          <table:table-cell office:value-type="float" office:value="0.0423066" calcext:value-type="float">
            <text:p>0.0423066</text:p>
          </table:table-cell>
          <table:table-cell office:value-type="float" office:value="0.015959" calcext:value-type="float">
            <text:p>0.015959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0.0423347" calcext:value-type="float">
            <text:p>0.0423347</text:p>
          </table:table-cell>
          <table:table-cell office:value-type="float" office:value="0.014729" calcext:value-type="float">
            <text:p>0.01472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7.5898" calcext:value-type="float">
            <text:p>37.5898</text:p>
          </table:table-cell>
          <table:table-cell office:value-type="float" office:value="0.0422938" calcext:value-type="float">
            <text:p>0.0422938</text:p>
          </table:table-cell>
          <table:table-cell office:value-type="float" office:value="0.0147021" calcext:value-type="float">
            <text:p>0.014702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7.7044" calcext:value-type="float">
            <text:p>37.7044</text:p>
          </table:table-cell>
          <table:table-cell office:value-type="float" office:value="0.0423463" calcext:value-type="float">
            <text:p>0.0423463</text:p>
          </table:table-cell>
          <table:table-cell office:value-type="float" office:value="0.0146138" calcext:value-type="float">
            <text:p>0.014613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7.2779" calcext:value-type="float">
            <text:p>37.2779</text:p>
          </table:table-cell>
          <table:table-cell office:value-type="float" office:value="0.0426317" calcext:value-type="float">
            <text:p>0.0426317</text:p>
          </table:table-cell>
          <table:table-cell office:value-type="float" office:value="0.0142822" calcext:value-type="float">
            <text:p>0.014282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7.718" calcext:value-type="float">
            <text:p>37.718</text:p>
          </table:table-cell>
          <table:table-cell office:value-type="float" office:value="0.0425382" calcext:value-type="float">
            <text:p>0.0425382</text:p>
          </table:table-cell>
          <table:table-cell office:value-type="float" office:value="0.0144077" calcext:value-type="float">
            <text:p>0.0144077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7.6306" calcext:value-type="float">
            <text:p>37.6306</text:p>
          </table:table-cell>
          <table:table-cell office:value-type="float" office:value="0.0426496" calcext:value-type="float">
            <text:p>0.0426496</text:p>
          </table:table-cell>
          <table:table-cell office:value-type="float" office:value="0.0143411" calcext:value-type="float">
            <text:p>0.014341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7.7233" calcext:value-type="float">
            <text:p>37.7233</text:p>
          </table:table-cell>
          <table:table-cell office:value-type="float" office:value="0.0426496" calcext:value-type="float">
            <text:p>0.0426496</text:p>
          </table:table-cell>
          <table:table-cell office:value-type="float" office:value="0.0495923" calcext:value-type="float">
            <text:p>0.0495923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7.8707" calcext:value-type="float">
            <text:p>37.8707</text:p>
          </table:table-cell>
          <table:table-cell office:value-type="float" office:value="0.0424512" calcext:value-type="float">
            <text:p>0.0424512</text:p>
          </table:table-cell>
          <table:table-cell office:value-type="float" office:value="0.0497075" calcext:value-type="float">
            <text:p>0.0497075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7.7783" calcext:value-type="float">
            <text:p>37.7783</text:p>
          </table:table-cell>
          <table:table-cell office:value-type="float" office:value="0.0421555" calcext:value-type="float">
            <text:p>0.0421555</text:p>
          </table:table-cell>
          <table:table-cell office:value-type="float" office:value="0.049609" calcext:value-type="float">
            <text:p>0.049609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7.7675" calcext:value-type="float">
            <text:p>37.7675</text:p>
          </table:table-cell>
          <table:table-cell office:value-type="float" office:value="0.0420992" calcext:value-type="float">
            <text:p>0.0420992</text:p>
          </table:table-cell>
          <table:table-cell office:value-type="float" office:value="0.0496743" calcext:value-type="float">
            <text:p>0.049674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0.0423232" calcext:value-type="float">
            <text:p>0.0423232</text:p>
          </table:table-cell>
          <table:table-cell office:value-type="float" office:value="0.049399" calcext:value-type="float">
            <text:p>0.049399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7.7307" calcext:value-type="float">
            <text:p>37.7307</text:p>
          </table:table-cell>
          <table:table-cell office:value-type="float" office:value="0.0423565" calcext:value-type="float">
            <text:p>0.0423565</text:p>
          </table:table-cell>
          <table:table-cell office:value-type="float" office:value="0.0494246" calcext:value-type="float">
            <text:p>0.049424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7.5787" calcext:value-type="float">
            <text:p>37.5787</text:p>
          </table:table-cell>
          <table:table-cell office:value-type="float" office:value="0.0434125" calcext:value-type="float">
            <text:p>0.0434125</text:p>
          </table:table-cell>
          <table:table-cell office:value-type="float" office:value="0.0494784" calcext:value-type="float">
            <text:p>0.049478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7.8352" calcext:value-type="float">
            <text:p>37.8352</text:p>
          </table:table-cell>
          <table:table-cell office:value-type="float" office:value="0.0423731" calcext:value-type="float">
            <text:p>0.0423731</text:p>
          </table:table-cell>
          <table:table-cell office:value-type="float" office:value="0.0500915" calcext:value-type="float">
            <text:p>0.050091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7.8274" calcext:value-type="float">
            <text:p>37.8274</text:p>
          </table:table-cell>
          <table:table-cell office:value-type="float" office:value="0.0428877" calcext:value-type="float">
            <text:p>0.0428877</text:p>
          </table:table-cell>
          <table:table-cell office:value-type="float" office:value="0.0494374" calcext:value-type="float">
            <text:p>0.0494374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7.8168" calcext:value-type="float">
            <text:p>37.8168</text:p>
          </table:table-cell>
          <table:table-cell office:value-type="float" office:value="0.0423898" calcext:value-type="float">
            <text:p>0.0423898</text:p>
          </table:table-cell>
          <table:table-cell office:value-type="float" office:value="0.0496794" calcext:value-type="float">
            <text:p>0.0496794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7.7174" calcext:value-type="float">
            <text:p>37.7174</text:p>
          </table:table-cell>
          <table:table-cell office:value-type="float" office:value="0.0423642" calcext:value-type="float">
            <text:p>0.0423642</text:p>
          </table:table-cell>
          <table:table-cell office:value-type="float" office:value="0.0494221" calcext:value-type="float">
            <text:p>0.049422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7.7473" calcext:value-type="float">
            <text:p>37.7473</text:p>
          </table:table-cell>
          <table:table-cell office:value-type="float" office:value="0.0424397" calcext:value-type="float">
            <text:p>0.0424397</text:p>
          </table:table-cell>
          <table:table-cell office:value-type="float" office:value="0.0501799" calcext:value-type="float">
            <text:p>0.0501799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7.8953" calcext:value-type="float">
            <text:p>37.8953</text:p>
          </table:table-cell>
          <table:table-cell office:value-type="float" office:value="0.0422515" calcext:value-type="float">
            <text:p>0.0422515</text:p>
          </table:table-cell>
          <table:table-cell office:value-type="float" office:value="0.0488064" calcext:value-type="float">
            <text:p>0.0488064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7.5574" calcext:value-type="float">
            <text:p>37.5574</text:p>
          </table:table-cell>
          <table:table-cell office:value-type="float" office:value="0.042249" calcext:value-type="float">
            <text:p>0.042249</text:p>
          </table:table-cell>
          <table:table-cell office:value-type="float" office:value="0.0486669" calcext:value-type="float">
            <text:p>0.04866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7.6741" calcext:value-type="float">
            <text:p>37.6741</text:p>
          </table:table-cell>
          <table:table-cell office:value-type="float" office:value="0.0428096" calcext:value-type="float">
            <text:p>0.0428096</text:p>
          </table:table-cell>
          <table:table-cell office:value-type="float" office:value="0.0490739" calcext:value-type="float">
            <text:p>0.0490739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7.7008" calcext:value-type="float">
            <text:p>37.7008</text:p>
          </table:table-cell>
          <table:table-cell office:value-type="float" office:value="0.042784" calcext:value-type="float">
            <text:p>0.042784</text:p>
          </table:table-cell>
          <table:table-cell office:value-type="float" office:value="0.0486515" calcext:value-type="float">
            <text:p>0.048651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7.7704" calcext:value-type="float">
            <text:p>37.7704</text:p>
          </table:table-cell>
          <table:table-cell office:value-type="float" office:value="0.0420966" calcext:value-type="float">
            <text:p>0.0420966</text:p>
          </table:table-cell>
          <table:table-cell office:value-type="float" office:value="0.0157555" calcext:value-type="float">
            <text:p>0.015755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7.8488" calcext:value-type="float">
            <text:p>37.8488</text:p>
          </table:table-cell>
          <table:table-cell office:value-type="float" office:value="0.0424602" calcext:value-type="float">
            <text:p>0.0424602</text:p>
          </table:table-cell>
          <table:table-cell office:value-type="float" office:value="0.0158912" calcext:value-type="float">
            <text:p>0.0158912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7.7171" calcext:value-type="float">
            <text:p>37.7171</text:p>
          </table:table-cell>
          <table:table-cell office:value-type="float" office:value="0.0424653" calcext:value-type="float">
            <text:p>0.0424653</text:p>
          </table:table-cell>
          <table:table-cell office:value-type="float" office:value="0.0158093" calcext:value-type="float">
            <text:p>0.0158093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7.6058" calcext:value-type="float">
            <text:p>37.6058</text:p>
          </table:table-cell>
          <table:table-cell office:value-type="float" office:value="0.0423386" calcext:value-type="float">
            <text:p>0.0423386</text:p>
          </table:table-cell>
          <table:table-cell office:value-type="float" office:value="0.0162573" calcext:value-type="float">
            <text:p>0.016257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7.4784" calcext:value-type="float">
            <text:p>37.4784</text:p>
          </table:table-cell>
          <table:table-cell office:value-type="float" office:value="0.0427418" calcext:value-type="float">
            <text:p>0.0427418</text:p>
          </table:table-cell>
          <table:table-cell office:value-type="float" office:value="0.0161331" calcext:value-type="float">
            <text:p>0.016133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7.5452" calcext:value-type="float">
            <text:p>37.5452</text:p>
          </table:table-cell>
          <table:table-cell office:value-type="float" office:value="0.0422541" calcext:value-type="float">
            <text:p>0.0422541</text:p>
          </table:table-cell>
          <table:table-cell office:value-type="float" office:value="0.0160051" calcext:value-type="float">
            <text:p>0.016005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7.949" calcext:value-type="float">
            <text:p>37.949</text:p>
          </table:table-cell>
          <table:table-cell office:value-type="float" office:value="0.0433818" calcext:value-type="float">
            <text:p>0.0433818</text:p>
          </table:table-cell>
          <table:table-cell office:value-type="float" office:value="0.0162598" calcext:value-type="float">
            <text:p>0.0162598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7.5182" calcext:value-type="float">
            <text:p>37.5182</text:p>
          </table:table-cell>
          <table:table-cell office:value-type="float" office:value="0.0420224" calcext:value-type="float">
            <text:p>0.0420224</text:p>
          </table:table-cell>
          <table:table-cell office:value-type="float" office:value="0.0163226" calcext:value-type="float">
            <text:p>0.0163226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7.5787" calcext:value-type="float">
            <text:p>37.5787</text:p>
          </table:table-cell>
          <table:table-cell office:value-type="float" office:value="0.0426368" calcext:value-type="float">
            <text:p>0.0426368</text:p>
          </table:table-cell>
          <table:table-cell office:value-type="float" office:value="0.0155622" calcext:value-type="float">
            <text:p>0.015562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7.993" calcext:value-type="float">
            <text:p>37.993</text:p>
          </table:table-cell>
          <table:table-cell office:value-type="float" office:value="0.0422285" calcext:value-type="float">
            <text:p>0.0422285</text:p>
          </table:table-cell>
          <table:table-cell office:value-type="float" office:value="0.0157939" calcext:value-type="float">
            <text:p>0.0157939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7.6458" calcext:value-type="float">
            <text:p>37.6458</text:p>
          </table:table-cell>
          <table:table-cell office:value-type="float" office:value="0.0421184" calcext:value-type="float">
            <text:p>0.0421184</text:p>
          </table:table-cell>
          <table:table-cell office:value-type="float" office:value="0.0155571" calcext:value-type="float">
            <text:p>0.015557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7.6682" calcext:value-type="float">
            <text:p>37.6682</text:p>
          </table:table-cell>
          <table:table-cell office:value-type="float" office:value="0.0421978" calcext:value-type="float">
            <text:p>0.0421978</text:p>
          </table:table-cell>
          <table:table-cell office:value-type="float" office:value="0.0159309" calcext:value-type="float">
            <text:p>0.0159309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7.8906" calcext:value-type="float">
            <text:p>37.8906</text:p>
          </table:table-cell>
          <table:table-cell office:value-type="float" office:value="0.0423347" calcext:value-type="float">
            <text:p>0.0423347</text:p>
          </table:table-cell>
          <table:table-cell office:value-type="float" office:value="0.0161062" calcext:value-type="float">
            <text:p>0.0161062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7.7265" calcext:value-type="float">
            <text:p>37.7265</text:p>
          </table:table-cell>
          <table:table-cell office:value-type="float" office:value="0.0422093" calcext:value-type="float">
            <text:p>0.0422093</text:p>
          </table:table-cell>
          <table:table-cell office:value-type="float" office:value="0.0160794" calcext:value-type="float">
            <text:p>0.016079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7.6329" calcext:value-type="float">
            <text:p>37.6329</text:p>
          </table:table-cell>
          <table:table-cell office:value-type="float" office:value="0.0425754" calcext:value-type="float">
            <text:p>0.0425754</text:p>
          </table:table-cell>
          <table:table-cell office:value-type="float" office:value="0.0159411" calcext:value-type="float">
            <text:p>0.015941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7.5313" calcext:value-type="float">
            <text:p>37.5313</text:p>
          </table:table-cell>
          <table:table-cell office:value-type="float" office:value="0.0424307" calcext:value-type="float">
            <text:p>0.0424307</text:p>
          </table:table-cell>
          <table:table-cell office:value-type="float" office:value="0.0159347" calcext:value-type="float">
            <text:p>0.015934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.25" calcext:value-type="float">
            <text:p>145.25</text:p>
          </table:table-cell>
          <table:table-cell office:value-type="float" office:value="0.0424819" calcext:value-type="float">
            <text:p>0.0424819</text:p>
          </table:table-cell>
          <table:table-cell office:value-type="float" office:value="0.0158464" calcext:value-type="float">
            <text:p>0.015846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.797" calcext:value-type="float">
            <text:p>145.797</text:p>
          </table:table-cell>
          <table:table-cell office:value-type="float" office:value="0.0426291" calcext:value-type="float">
            <text:p>0.0426291</text:p>
          </table:table-cell>
          <table:table-cell office:value-type="float" office:value="0.0158861" calcext:value-type="float">
            <text:p>0.0158861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6.472" calcext:value-type="float">
            <text:p>146.472</text:p>
          </table:table-cell>
          <table:table-cell office:value-type="float" office:value="0.0425574" calcext:value-type="float">
            <text:p>0.0425574</text:p>
          </table:table-cell>
          <table:table-cell office:value-type="float" office:value="0.015808" calcext:value-type="float">
            <text:p>0.015808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.753" calcext:value-type="float">
            <text:p>145.753</text:p>
          </table:table-cell>
          <table:table-cell office:value-type="float" office:value="0.0422477" calcext:value-type="float">
            <text:p>0.0422477</text:p>
          </table:table-cell>
          <table:table-cell office:value-type="float" office:value="0.0160026" calcext:value-type="float">
            <text:p>0.0160026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.795" calcext:value-type="float">
            <text:p>144.795</text:p>
          </table:table-cell>
          <table:table-cell office:value-type="float" office:value="0.0422144" calcext:value-type="float">
            <text:p>0.0422144</text:p>
          </table:table-cell>
          <table:table-cell office:value-type="float" office:value="0.0157978" calcext:value-type="float">
            <text:p>0.0157978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.742" calcext:value-type="float">
            <text:p>145.742</text:p>
          </table:table-cell>
          <table:table-cell office:value-type="float" office:value="0.0423987" calcext:value-type="float">
            <text:p>0.0423987</text:p>
          </table:table-cell>
          <table:table-cell office:value-type="float" office:value="0.0159206" calcext:value-type="float">
            <text:p>0.0159206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.575" calcext:value-type="float">
            <text:p>144.575</text:p>
          </table:table-cell>
          <table:table-cell office:value-type="float" office:value="0.0422528" calcext:value-type="float">
            <text:p>0.0422528</text:p>
          </table:table-cell>
          <table:table-cell office:value-type="float" office:value="0.0157606" calcext:value-type="float">
            <text:p>0.0157606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.741" calcext:value-type="float">
            <text:p>144.741</text:p>
          </table:table-cell>
          <table:table-cell office:value-type="float" office:value="0.0423731" calcext:value-type="float">
            <text:p>0.0423731</text:p>
          </table:table-cell>
          <table:table-cell office:value-type="float" office:value="0.015927" calcext:value-type="float">
            <text:p>0.015927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.091" calcext:value-type="float">
            <text:p>145.091</text:p>
          </table:table-cell>
          <table:table-cell office:value-type="float" office:value="0.0424166" calcext:value-type="float">
            <text:p>0.0424166</text:p>
          </table:table-cell>
          <table:table-cell office:value-type="float" office:value="0.0158285" calcext:value-type="float">
            <text:p>0.0158285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.165" calcext:value-type="float">
            <text:p>145.165</text:p>
          </table:table-cell>
          <table:table-cell office:value-type="float" office:value="0.0425434" calcext:value-type="float">
            <text:p>0.0425434</text:p>
          </table:table-cell>
          <table:table-cell office:value-type="float" office:value="0.0168384" calcext:value-type="float">
            <text:p>0.0168384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.329" calcext:value-type="float">
            <text:p>145.329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0158464" calcext:value-type="float">
            <text:p>0.0158464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.948" calcext:value-type="float">
            <text:p>144.948</text:p>
          </table:table-cell>
          <table:table-cell office:value-type="float" office:value="0.0422054" calcext:value-type="float">
            <text:p>0.0422054</text:p>
          </table:table-cell>
          <table:table-cell office:value-type="float" office:value="0.0159194" calcext:value-type="float">
            <text:p>0.0159194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5.078" calcext:value-type="float">
            <text:p>145.078</text:p>
          </table:table-cell>
          <table:table-cell office:value-type="float" office:value="0.0425011" calcext:value-type="float">
            <text:p>0.0425011</text:p>
          </table:table-cell>
          <table:table-cell office:value-type="float" office:value="0.0158502" calcext:value-type="float">
            <text:p>0.01585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5.723" calcext:value-type="float">
            <text:p>145.723</text:p>
          </table:table-cell>
          <table:table-cell office:value-type="float" office:value="0.0422054" calcext:value-type="float">
            <text:p>0.0422054</text:p>
          </table:table-cell>
          <table:table-cell office:value-type="float" office:value="0.0158938" calcext:value-type="float">
            <text:p>0.0158938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5.52" calcext:value-type="float">
            <text:p>145.52</text:p>
          </table:table-cell>
          <table:table-cell office:value-type="float" office:value="0.0427277" calcext:value-type="float">
            <text:p>0.0427277</text:p>
          </table:table-cell>
          <table:table-cell office:value-type="float" office:value="0.0158323" calcext:value-type="float">
            <text:p>0.0158323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5.416" calcext:value-type="float">
            <text:p>145.416</text:p>
          </table:table-cell>
          <table:table-cell office:value-type="float" office:value="0.0423232" calcext:value-type="float">
            <text:p>0.0423232</text:p>
          </table:table-cell>
          <table:table-cell office:value-type="float" office:value="0.0159501" calcext:value-type="float">
            <text:p>0.0159501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6.686" calcext:value-type="float">
            <text:p>146.686</text:p>
          </table:table-cell>
          <table:table-cell office:value-type="float" office:value="0.0422771" calcext:value-type="float">
            <text:p>0.0422771</text:p>
          </table:table-cell>
          <table:table-cell office:value-type="float" office:value="0.0161664" calcext:value-type="float">
            <text:p>0.0161664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.695" calcext:value-type="float">
            <text:p>144.695</text:p>
          </table:table-cell>
          <table:table-cell office:value-type="float" office:value="0.0428595" calcext:value-type="float">
            <text:p>0.0428595</text:p>
          </table:table-cell>
          <table:table-cell office:value-type="float" office:value="0.0161306" calcext:value-type="float">
            <text:p>0.0161306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.8" calcext:value-type="float">
            <text:p>144.8</text:p>
          </table:table-cell>
          <table:table-cell office:value-type="float" office:value="0.0422003" calcext:value-type="float">
            <text:p>0.0422003</text:p>
          </table:table-cell>
          <table:table-cell office:value-type="float" office:value="0.0160499" calcext:value-type="float">
            <text:p>0.01604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2-19T10:36:47.017381537</dc:date>
    <meta:editing-duration>PT1H4M27S</meta:editing-duration>
    <meta:editing-cycles>1</meta:editing-cycles>
    <meta:document-statistic meta:table-count="1" meta:cell-count="1120" meta:object-count="0"/>
  </office:meta>
</office:document-meta>
</file>